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1" svg:font-family="Roboto"/>
    <style:font-face style:name="F" svg:font-family="" style:font-family-generic="roman"/>
    <style:font-face style:name="Amiri" svg:font-family="Amiri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547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3.184cm"/>
    </style:style>
    <style:style style:name="co15" style:family="table-column">
      <style:table-column-properties fo:break-before="auto" style:column-width="3.332cm"/>
    </style:style>
    <style:style style:name="co16" style:family="table-column">
      <style:table-column-properties fo:break-before="auto" style:column-width="2.907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3.628cm"/>
    </style:style>
    <style:style style:name="co19" style:family="table-column">
      <style:table-column-properties fo:break-before="auto" style:column-width="15.748cm"/>
    </style:style>
    <style:style style:name="co20" style:family="table-column">
      <style:table-column-properties fo:break-before="auto" style:column-width="8.532cm"/>
    </style:style>
    <style:style style:name="co21" style:family="table-column">
      <style:table-column-properties fo:break-before="auto" style:column-width="5.136cm"/>
    </style:style>
    <style:style style:name="co22" style:family="table-column">
      <style:table-column-properties fo:break-before="auto" style:column-width="2.632cm"/>
    </style:style>
    <style:style style:name="co23" style:family="table-column">
      <style:table-column-properties fo:break-before="auto" style:column-width="3.565cm"/>
    </style:style>
    <style:style style:name="co24" style:family="table-column">
      <style:table-column-properties fo:break-before="auto" style:column-width="9.232cm"/>
    </style:style>
    <style:style style:name="co25" style:family="table-column">
      <style:table-column-properties fo:break-before="auto" style:column-width="1.464cm"/>
    </style:style>
    <style:style style:name="co26" style:family="table-column">
      <style:table-column-properties fo:break-before="auto" style:column-width="2.173cm"/>
    </style:style>
    <style:style style:name="co27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8.999cm"/>
    </style:style>
    <style:style style:name="co29" style:family="table-column">
      <style:table-column-properties fo:break-before="auto" style:column-width="3.226cm"/>
    </style:style>
    <style:style style:name="co30" style:family="table-column">
      <style:table-column-properties fo:break-before="auto" style:column-width="3.055cm"/>
    </style:style>
    <style:style style:name="co31" style:family="table-column">
      <style:table-column-properties fo:break-before="auto" style:column-width="4.479cm"/>
    </style:style>
    <style:style style:name="co32" style:family="table-column">
      <style:table-column-properties fo:break-before="auto" style:column-width="2.695cm"/>
    </style:style>
    <style:style style:name="co33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3.016cm" fo:break-before="auto" style:use-optimal-row-height="true"/>
    </style:style>
    <style:style style:name="ro18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20107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34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0108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55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1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2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66" style:family="table-cell" style:parent-style-name="Default" style:data-style-name="N20108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67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20108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20108">
      <style:table-cell-properties fo:background-color="transparent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7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8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7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7" style:family="table-cell" style:parent-style-name="Default" style:data-style-name="N2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20108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9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20108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91" style:family="table-cell" style:parent-style-name="Default" style:data-style-name="N20108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0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04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05" style:family="table-cell" style:parent-style-name="Default">
      <style:text-properties style:font-name="Roboto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8" style:family="table-cell" style:parent-style-name="Default" style:data-style-name="N20108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13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11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7" style:family="table-cell" style:parent-style-name="Default" style:data-style-name="N20108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9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125" style:family="table-cell" style:parent-style-name="Default" style:data-style-name="N20108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26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27" style:family="table-cell" style:parent-style-name="Default" style:data-style-name="N20108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36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8"/>
        <table:table-column table:style-name="co2" table:number-columns-repeated="1023" table:default-cell-style-name="ce18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17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7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7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а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7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7"/>
          <table:table-cell table:number-columns-repeated="1018"/>
        </table:table-row>
        <table:table-row table:style-name="ro6">
          <table:table-cell table:style-name="ce17" office:value-type="string" calcext:value-type="string">
            <text:p>Версия таблицы:</text:p>
          </table:table-cell>
          <table:table-cell table:style-name="ce17" office:value-type="string" calcext:value-type="string">
            <text:p>0.5.3-alpha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Подходит для версии VOSTOK:</text:p>
          </table:table-cell>
          <table:table-cell table:style-name="ce17" office:value-type="string" calcext:value-type="string">
            <text:p>0.5.37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Github VOSTOK:</text:p>
          </table:table-cell>
          <table:table-cell table:style-name="ce17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Новости VOSTOK:</text:p>
          </table:table-cell>
          <table:table-cell table:style-name="ce17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Обсуждение VOSTOK:</text:p>
          </table:table-cell>
          <table:table-cell table:style-name="ce17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3" table:number-columns-repeated="1020" table:default-cell-style-name="ce18"/>
        <table:table-row table:style-name="ro8">
          <table:table-cell table:style-name="ce20" office:value-type="string" calcext:value-type="string">
            <text:p>Параметр</text:p>
          </table:table-cell>
          <table:table-cell table:style-name="ce20" office:value-type="string" calcext:value-type="string" table:number-columns-spanned="2" table:number-rows-spanned="1">
            <text:p>Значение</text:p>
          </table:table-cell>
          <table:covered-table-cell table:style-name="ce20"/>
          <table:table-cell table:style-name="ce20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24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9" table:content-validation-name="val12"/>
          <table:table-cell table:style-name="ce33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0" table:content-validation-name="val2"/>
          <table:table-cell table:style-name="ce34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24" table:content-validation-name="val3" office:value-type="string" calcext:value-type="string" table:number-columns-spanned="2" table:number-rows-spanned="1">
            <text:p>IDEX</text:p>
          </table:table-cell>
          <table:covered-table-cell table:style-name="ce29" table:content-validation-name="val3"/>
          <table:table-cell table:style-name="ce33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0" table:content-validation-name="val4"/>
          <table:table-cell table:style-name="ce34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24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9" table:content-validation-name="val5"/>
          <table:table-cell table:style-name="ce33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30" table:content-validation-name="val6"/>
          <table:table-cell table:style-name="ce34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24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9" table:content-validation-name="val7"/>
          <table:table-cell table:style-name="ce33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0" table:content-validation-name="val8"/>
          <table:table-cell table:style-name="ce34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24" table:content-validation-name="val9" office:value-type="string" calcext:value-type="string" table:number-columns-spanned="2" table:number-rows-spanned="1">
            <text:p>Да</text:p>
          </table:table-cell>
          <table:covered-table-cell table:style-name="ce29" table:content-validation-name="val9"/>
          <table:table-cell table:style-name="ce33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0" table:content-validation-name="val10"/>
          <table:table-cell table:style-name="ce34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9" table:content-validation-name="val11"/>
          <table:table-cell table:style-name="ce33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31" table:content-validation-name="val11"/>
          <table:table-cell table:style-name="ce34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7"/>
          <table:table-cell table:number-columns-repeated="1020"/>
        </table:table-row>
        <table:table-row table:style-name="ro6">
          <table:table-cell table:style-name="ce17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17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17"/>
          <table:covered-table-cell table:style-name="ce29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pan text:style-name="T3">Габарит Z</text:span><text:span text:style-name="T4">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17"/>
          <table:covered-table-cell table:style-name="ce29"/>
          <table:table-cell table:number-columns-repeated="1020"/>
        </table:table-row>
        <table:table-row table:style-name="ro7">
          <table:table-cell table:style-name="ce17" office:value-type="string" calcext:value-type="string">
            <text:p>Цена [$]</text:p>
          </table:table-cell>
          <table:table-cell table:style-name="ce28" table:formula="of:=[$'Покупные изделия'.E82]+[$'Печатные детали'.H27]+[$'Профиль алюминиевый'.G14]+[$'Карта крепежа'.D29]" office:value-type="currency" office:currency="USD" office:value="820.200310630631" calcext:value-type="currency">
            <text:p>$820,20</text:p>
          </table:table-cell>
          <table:table-cell table:style-name="ce32" table:formula="of:=[.B18]*74.5" office:value-type="currency" office:currency="RUB" office:value="61104.923141982" calcext:value-type="currency">
            <text:p>61 104,92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8"/>
        <table:table-column table:style-name="co8" table:default-cell-style-name="ce51"/>
        <table:table-column table:style-name="co9" table:default-cell-style-name="ce58"/>
        <table:table-column table:style-name="co10" table:default-cell-style-name="ce65"/>
        <table:table-column table:style-name="co10" table:default-cell-style-name="ce69"/>
        <table:table-column table:style-name="co11" table:default-cell-style-name="ce74"/>
        <table:table-column table:style-name="co2" table:number-columns-repeated="1018" table:default-cell-style-name="ce18"/>
        <table:table-row table:style-name="ro13">
          <table:table-cell table:style-name="ce35" office:value-type="string" calcext:value-type="string">
            <text:p>Наименование</text:p>
          </table:table-cell>
          <table:table-cell table:style-name="ce46" office:value-type="string" calcext:value-type="string">
            <text:p>Цена единицы [$ США]</text:p>
          </table:table-cell>
          <table:table-cell table:style-name="ce52" office:value-type="string" calcext:value-type="string">
            <text:p>Единиц</text:p>
            <text:p>[шт]</text:p>
          </table:table-cell>
          <table:table-cell table:style-name="ce59" office:value-type="string" calcext:value-type="string">
            <text:p>Длина</text:p>
            <text:p>[м]</text:p>
          </table:table-cell>
          <table:table-cell table:style-name="ce46" office:value-type="string" calcext:value-type="string">
            <text:p>Итого</text:p>
          </table:table-cell>
          <table:table-cell table:style-name="ce20" office:value-type="string" calcext:value-type="string">
            <text:p>Ссылка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Экструдер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BMG</text:p>
          </table:table-cell>
          <table:table-cell table:style-name="ce47" office:value-type="currency" office:currency="USD" office:value="8.92" calcext:value-type="currency">
            <text:p>$8,92</text:p>
          </table:table-cell>
          <table:table-cell table:style-name="ce54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61"/>
          <table:table-cell table:style-name="ce28" table:formula="of:=[.B3]*[.C3]" office:value-type="currency" office:currency="USD" office:value="17.84" calcext:value-type="currency">
            <text:p>$17,84</text:p>
          </table:table-cell>
          <table:table-cell table:style-name="ce70" office:value-type="string" calcext:value-type="string">
            <text:p><text:a xlink:href="https://letyshops.com/r/aliexpress-7429e2a46c29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Радиатор e3d v6</text:p>
          </table:table-cell>
          <table:table-cell table:style-name="ce48" office:value-type="currency" office:currency="USD" office:value="3.59" calcext:value-type="currency">
            <text:p>$3,59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4]*[.C4]" office:value-type="currency" office:currency="USD" office:value="7.18" calcext:value-type="currency">
            <text:p>$7,18</text:p>
          </table:table-cell>
          <table:table-cell table:style-name="ce71" office:value-type="string" calcext:value-type="string">
            <text:p><text:a xlink:href="https://letyshops.com/r/aliexpress-4f2c11bfd2a5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орло титановое е3d v6</text:p>
          </table:table-cell>
          <table:table-cell table:style-name="ce47" office:value-type="currency" office:currency="USD" office:value="4.99" calcext:value-type="currency">
            <text:p>$4,99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5]*[.C5]" office:value-type="currency" office:currency="USD" office:value="9.98" calcext:value-type="currency">
            <text:p>$9,98</text:p>
          </table:table-cell>
          <table:table-cell table:style-name="ce70" office:value-type="string" calcext:value-type="string">
            <text:p><text:a xlink:href="https://letyshops.com/r/aliexpress-945b6462046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блок e3d v6</text:p>
          </table:table-cell>
          <table:table-cell table:style-name="ce48" office:value-type="currency" office:currency="USD" office:value="1.66" calcext:value-type="currency">
            <text:p>$1,66</text:p>
          </table:table-cell>
          <table:table-cell table:style-name="ce55" table:formula="of:=IF([$Настройки.B5]=[$БД.A19];1;0)*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6]*[.C6]" office:value-type="currency" office:currency="USD" office:value="3.32" calcext:value-type="currency">
            <text:p>$3,32</text:p>
          </table:table-cell>
          <table:table-cell table:style-name="ce71" office:value-type="string" calcext:value-type="string">
            <text:p><text:a xlink:href="https://letyshops.com/r/aliexpress-b1d2b9b46fd2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Сопло латунное e3d v6</text:p>
          </table:table-cell>
          <table:table-cell table:style-name="ce47" office:value-type="currency" office:currency="USD" office:value="2.07" calcext:value-type="currency">
            <text:p>$2,07</text:p>
          </table:table-cell>
          <table:table-cell table:style-name="ce53" table:formula="of:=[.$C$6]" office:value-type="float" office:value="2" calcext:value-type="float">
            <text:p>2</text:p>
          </table:table-cell>
          <table:table-cell table:style-name="ce60"/>
          <table:table-cell table:style-name="ce28" table:formula="of:=[.B7]*[.C7]" office:value-type="currency" office:currency="USD" office:value="4.14" calcext:value-type="currency">
            <text:p>$4,14</text:p>
          </table:table-cell>
          <table:table-cell table:style-name="ce70" office:value-type="string" calcext:value-type="string">
            <text:p><text:a xlink:href="https://letyshops.com/r/aliexpress-d1da790dfb06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блок e3d volcano</text:p>
          </table:table-cell>
          <table:table-cell table:style-name="ce48" office:value-type="currency" office:currency="USD" office:value="1.8" calcext:value-type="currency">
            <text:p>$1,80</text:p>
          </table:table-cell>
          <table:table-cell table:style-name="ce55" table:formula="of:=IF([$Настройки.B5]=[$БД.A20];1;0)*[Расчёты.$B$20]" office:value-type="float" office:value="0" calcext:value-type="float">
            <text:p>0</text:p>
          </table:table-cell>
          <table:table-cell table:style-name="ce62"/>
          <table:table-cell table:style-name="ce66" table:formula="of:=[.B8]*[.C8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4555b0b90e08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Сопло латунное e3d volcano</text:p>
          </table:table-cell>
          <table:table-cell table:style-name="ce47" office:value-type="currency" office:currency="USD" office:value="2.19" calcext:value-type="currency">
            <text:p>$2,19</text:p>
          </table:table-cell>
          <table:table-cell table:style-name="ce53" table:formula="of:=[.C8]" office:value-type="float" office:value="0" calcext:value-type="float">
            <text:p>0</text:p>
          </table:table-cell>
          <table:table-cell table:style-name="ce60"/>
          <table:table-cell table:style-name="ce28" table:formula="of:=[.B9]*[.C9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fb519bdf2c35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элемент 24в 40Вт</text:p>
          </table:table-cell>
          <table:table-cell table:style-name="ce48" office:value-type="currency" office:currency="USD" office:value="1.83" calcext:value-type="currency">
            <text:p>$1,83</text:p>
          </table:table-cell>
          <table:table-cell table:style-name="ce55" table:formula="of:=[.$C$4]" office:value-type="float" office:value="2" calcext:value-type="float">
            <text:p>2</text:p>
          </table:table-cell>
          <table:table-cell table:style-name="ce62"/>
          <table:table-cell table:style-name="ce66" table:formula="of:=[.B10]*[.C10]" office:value-type="currency" office:currency="USD" office:value="3.66" calcext:value-type="currency">
            <text:p>$3,66</text:p>
          </table:table-cell>
          <table:table-cell table:style-name="ce71" office:value-type="string" calcext:value-type="string">
            <text:p><text:a xlink:href="https://letyshops.com/r/aliexpress-665f4c2b4a89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Термистор ATC Semitec 104GT-2 104NT-4-R025H42G</text:p>
          </table:table-cell>
          <table:table-cell table:style-name="ce47" office:value-type="currency" office:currency="USD" office:value="2.09" calcext:value-type="currency">
            <text:p>$2,09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1]*[.C11]" office:value-type="currency" office:currency="USD" office:value="4.18" calcext:value-type="currency">
            <text:p>$4,18</text:p>
          </table:table-cell>
          <table:table-cell table:style-name="ce70" office:value-type="string" calcext:value-type="string">
            <text:p><text:a xlink:href="https://letyshops.com/r/aliexpress-95d24e8fd2f4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Вентилятор 30х30х10</text:p>
          </table:table-cell>
          <table:table-cell table:style-name="ce48" office:value-type="currency" office:currency="USD" office:value="5.38" calcext:value-type="currency">
            <text:p>$5,38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12]*[.C12]" office:value-type="currency" office:currency="USD" office:value="10.76" calcext:value-type="currency">
            <text:p>$10,76</text:p>
          </table:table-cell>
          <table:table-cell table:style-name="ce71" office:value-type="string" calcext:value-type="string">
            <text:p><text:a xlink:href="https://letyshops.com/r/aliexpress-1a6214bda047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Вентилятор 5020</text:p>
          </table:table-cell>
          <table:table-cell table:style-name="ce47" table:formula="of:=7.72/2" office:value-type="currency" office:currency="USD" office:value="3.86" calcext:value-type="currency">
            <text:p>$3,86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3]*[.C13]" office:value-type="currency" office:currency="USD" office:value="7.72" calcext:value-type="currency">
            <text:p>$7,72</text:p>
          </table:table-cell>
          <table:table-cell table:style-name="ce70" office:value-type="string" calcext:value-type="string">
            <text:p><text:a xlink:href="https://aliexpress.ru/item/32837932718.html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Трубка PTFE ID2 OD4</text:p>
          </table:table-cell>
          <table:table-cell table:style-name="ce48" office:value-type="currency" office:currency="USD" office:value="1.26" calcext:value-type="currency">
            <text:p>$1,26</text:p>
          </table:table-cell>
          <table:table-cell table:style-name="ce55" office:value-type="float" office:value="1" calcext:value-type="float">
            <text:p>1</text:p>
          </table:table-cell>
          <table:table-cell table:style-name="ce62" office:value-type="float" office:value="3" calcext:value-type="float">
            <text:p>3,00</text:p>
          </table:table-cell>
          <table:table-cell table:style-name="ce66" table:formula="of:=[.B14]*[.C14]*[.D14]" office:value-type="currency" office:currency="USD" office:value="3.78" calcext:value-type="currency">
            <text:p>$3,78</text:p>
          </table:table-cell>
          <table:table-cell table:style-name="ce71" office:value-type="string" calcext:value-type="string">
            <text:p><text:a xlink:href="https://letyshops.com/r/aliexpress-a57494f89cb0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отор Nema17; 20-23мм</text:p>
          </table:table-cell>
          <table:table-cell table:style-name="ce47" office:value-type="currency" office:currency="USD" office:value="12.45" calcext:value-type="currency">
            <text:p>$12,45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5]*[.C15]" office:value-type="currency" office:currency="USD" office:value="24.9" calcext:value-type="currency">
            <text:p>$24,90</text:p>
          </table:table-cell>
          <table:table-cell table:style-name="ce70" office:value-type="string" calcext:value-type="string">
            <text:p><text:a xlink:href="https://letyshops.com/r/aliexpress-dbc8923ad490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Магнит D10 L1</text:p>
          </table:table-cell>
          <table:table-cell table:style-name="ce48" table:formula="of:=9.5/74" office:value-type="currency" office:currency="USD" office:value="0.128378378378378" calcext:value-type="currency">
            <text:p>$0,13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16]*[.C16]" office:value-type="currency" office:currency="USD" office:value="0.256756756756757" calcext:value-type="currency">
            <text:p>$0,26</text:p>
          </table:table-cell>
          <table:table-cell table:style-name="ce7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Ось X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Рельса MGN9</text:p>
          </table:table-cell>
          <table:table-cell table:style-name="ce47" table:formula="of:=(49.15-22.86)*2" office:value-type="currency" office:currency="USD" office:value="52.58" calcext:value-type="currency">
            <text:p>$52,58</text:p>
          </table:table-cell>
          <table:table-cell table:style-name="ce53" office:value-type="float" office:value="1" calcext:value-type="float">
            <text:p>1</text:p>
          </table:table-cell>
          <table:table-cell table:style-name="ce60" table:formula="of:=[$Расчёты.B25]" office:value-type="float" office:value="0.5" calcext:value-type="float">
            <text:p>0,50</text:p>
          </table:table-cell>
          <table:table-cell table:style-name="ce28" table:formula="of:=[.B18]*[.C18]*[.D18]" office:value-type="currency" office:currency="USD" office:value="26.29" calcext:value-type="currency">
            <text:p>$26,29</text:p>
          </table:table-cell>
          <table:table-cell table:style-name="ce70" office:value-type="string" calcext:value-type="string">
            <text:p><text:a xlink:href="https://letyshops.com/r/aliexpress-3074453d97a2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Каретка MGN9H</text:p>
          </table:table-cell>
          <table:table-cell table:style-name="ce48" office:value-type="currency" office:currency="USD" office:value="22.86" calcext:value-type="currency">
            <text:p>$22,86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19]*[.C19]" office:value-type="currency" office:currency="USD" office:value="45.72" calcext:value-type="currency">
            <text:p>$45,72</text:p>
          </table:table-cell>
          <table:table-cell table:style-name="ce72" office:value-type="string" calcext:value-type="string">
            <text:p><text:a xlink:href="https://letyshops.com/r/aliexpress-5661868c7f02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одшипник f623zz</text:p>
          </table:table-cell>
          <table:table-cell table:style-name="ce47" table:formula="of:=2.7/10" office:value-type="currency" office:currency="USD" office:value="0.27" calcext:value-type="currency">
            <text:p>$0,27</text:p>
          </table:table-cell>
          <table:table-cell table:style-name="ce53" table:formula="of:=[Расчёты.$B$20]*8" office:value-type="float" office:value="16" calcext:value-type="float">
            <text:p>16</text:p>
          </table:table-cell>
          <table:table-cell table:style-name="ce60"/>
          <table:table-cell table:style-name="ce28" table:formula="of:=[.B20]*[.C20]" office:value-type="currency" office:currency="USD" office:value="4.32" calcext:value-type="currency">
            <text:p>$4,32</text:p>
          </table:table-cell>
          <table:table-cell table:style-name="ce73" office:value-type="string" calcext:value-type="string">
            <text:p><text:a xlink:href="https://letyshops.com/r/aliexpress-2399ad2cb8d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одшипник 623zz</text:p>
          </table:table-cell>
          <table:table-cell table:style-name="ce48" table:formula="of:=3.29/10" office:value-type="currency" office:currency="USD" office:value="0.329" calcext:value-type="currency">
            <text:p>$0,33</text:p>
          </table:table-cell>
          <table:table-cell table:style-name="ce55" table:formula="of:=[Расчёты.$B$20]*4" office:value-type="float" office:value="8" calcext:value-type="float">
            <text:p>8</text:p>
          </table:table-cell>
          <table:table-cell table:style-name="ce62"/>
          <table:table-cell table:style-name="ce66" table:formula="of:=[.B21]*[.C21]" office:value-type="currency" office:currency="USD" office:value="2.632" calcext:value-type="currency">
            <text:p>$2,63</text:p>
          </table:table-cell>
          <table:table-cell table:style-name="ce71" office:value-type="string" calcext:value-type="string">
            <text:p><text:a xlink:href="https://letyshops.com/r/aliexpress-81dd9900a38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отор Nema17; 42-60мм</text:p>
          </table:table-cell>
          <table:table-cell table:style-name="ce47" table:formula="of:=24.5/3" office:value-type="currency" office:currency="USD" office:value="8.16666666666667" calcext:value-type="currency">
            <text:p>$8,17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22]*[.C22]" office:value-type="currency" office:currency="USD" office:value="16.3333333333333" calcext:value-type="currency">
            <text:p>$16,33</text:p>
          </table:table-cell>
          <table:table-cell table:style-name="ce70" office:value-type="string" calcext:value-type="string">
            <text:p><text:a xlink:href="https://letyshops.com/r/aliexpress-ae62fce26207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Шкив 2GT; вн.диам. 5Мм; 20 зубов </text:p>
          </table:table-cell>
          <table:table-cell table:style-name="ce48" office:value-type="currency" office:currency="USD" office:value="3.99" calcext:value-type="currency">
            <text:p>$3,99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23]*[.C23]" office:value-type="currency" office:currency="USD" office:value="7.98" calcext:value-type="currency">
            <text:p>$7,98</text:p>
          </table:table-cell>
          <table:table-cell table:style-name="ce71" office:value-type="string" calcext:value-type="string">
            <text:p><text:a xlink:href="https://letyshops.com/r/aliexpress-bbc227425220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Ремень 2GT; 9-10мм</text:p>
          </table:table-cell>
          <table:table-cell table:style-name="ce47" office:value-type="currency" office:currency="USD" office:value="2.2" calcext:value-type="currency">
            <text:p>$2,20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 table:formula="of:=2*([.D26]+0.04+[.D18]+0.07)" office:value-type="float" office:value="1.82" calcext:value-type="float">
            <text:p>1,82</text:p>
          </table:table-cell>
          <table:table-cell table:style-name="ce28" table:formula="of:=[.B24]*[.C24]*[.D24]" office:value-type="currency" office:currency="USD" office:value="8.008" calcext:value-type="currency">
            <text:p>$8,01</text:p>
          </table:table-cell>
          <table:table-cell table:style-name="ce70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Ось Y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38" office:value-type="string" calcext:value-type="string">
            <text:p>Рельса MGN12</text:p>
          </table:table-cell>
          <table:table-cell table:style-name="ce49" table:formula="of:=(51.15-24.13)/0.3" office:value-type="currency" office:currency="USD" office:value="90.0666666666667" calcext:value-type="currency">
            <text:p>$90,07</text:p>
          </table:table-cell>
          <table:table-cell table:style-name="ce56" office:value-type="float" office:value="2" calcext:value-type="float">
            <text:p>2</text:p>
          </table:table-cell>
          <table:table-cell table:style-name="ce63" table:formula="of:=COM.MICROSOFT.CEILING.PRECISE([$Расчёты.B18]+40;50)/1000" office:value-type="float" office:value="0.3" calcext:value-type="float">
            <text:p>0,30</text:p>
          </table:table-cell>
          <table:table-cell table:style-name="ce28" table:formula="of:=[.B26]*[.C26]*[.D26]" office:value-type="currency" office:currency="USD" office:value="54.04" calcext:value-type="currency">
            <text:p>$54,04</text:p>
          </table:table-cell>
          <table:table-cell table:style-name="ce73" office:value-type="string" calcext:value-type="string">
            <text:p><text:a xlink:href="https://letyshops.com/r/aliexpress-985ff2780ed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9" office:value-type="string" calcext:value-type="string">
            <text:p>Каретка MGN12H</text:p>
          </table:table-cell>
          <table:table-cell table:style-name="ce50" office:value-type="currency" office:currency="USD" office:value="24.13" calcext:value-type="currency">
            <text:p>$24,13</text:p>
          </table:table-cell>
          <table:table-cell table:style-name="ce57" office:value-type="float" office:value="2" calcext:value-type="float">
            <text:p>2</text:p>
          </table:table-cell>
          <table:table-cell table:style-name="ce64"/>
          <table:table-cell table:style-name="ce66" table:formula="of:=[.B27]*[.C27]" office:value-type="currency" office:currency="USD" office:value="48.26" calcext:value-type="currency">
            <text:p>$48,26</text:p>
          </table:table-cell>
          <table:table-cell table:style-name="ce72" office:value-type="string" calcext:value-type="string">
            <text:p><text:a xlink:href="https://letyshops.com/r/aliexpress-5661868c7f02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Мотор Nema17; 42-60мм</text:p>
          </table:table-cell>
          <table:table-cell table:style-name="ce47" table:formula="of:=24.5/3" office:value-type="currency" office:currency="USD" office:value="8.16666666666667" calcext:value-type="currency">
            <text:p>$8,17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28]*[.C28]" office:value-type="currency" office:currency="USD" office:value="8.16666666666667" calcext:value-type="currency">
            <text:p>$8,17</text:p>
          </table:table-cell>
          <table:table-cell table:style-name="ce70" office:value-type="string" calcext:value-type="string">
            <text:p><text:a xlink:href="https://letyshops.com/r/aliexpress-354b069acf0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1" office:value-type="string" calcext:value-type="string">
            <text:p>Подшипник f688zz</text:p>
          </table:table-cell>
          <table:table-cell table:style-name="ce50" table:formula="of:=2.97/10" office:value-type="currency" office:currency="USD" office:value="0.297" calcext:value-type="currency">
            <text:p>$0,30</text:p>
          </table:table-cell>
          <table:table-cell table:style-name="ce57" office:value-type="float" office:value="3" calcext:value-type="float">
            <text:p>3</text:p>
          </table:table-cell>
          <table:table-cell table:style-name="ce64"/>
          <table:table-cell table:style-name="ce66" table:formula="of:=[.B29]*[.C29]" office:value-type="currency" office:currency="USD" office:value="0.891" calcext:value-type="currency">
            <text:p>$0,89</text:p>
          </table:table-cell>
          <table:table-cell table:style-name="ce72" office:value-type="string" calcext:value-type="string">
            <text:p><text:a xlink:href="https://letyshops.com/r/aliexpress-2399ad2cb8df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Шкив 2GT; вн.диам. 5Мм; 20 зубов </text:p>
          </table:table-cell>
          <table:table-cell table:style-name="ce47" office:value-type="currency" office:currency="USD" office:value="3.99" calcext:value-type="currency">
            <text:p>$3,99</text:p>
          </table:table-cell>
          <table:table-cell table:style-name="ce56" office:value-type="float" office:value="1" calcext:value-type="float">
            <text:p>1</text:p>
          </table:table-cell>
          <table:table-cell table:style-name="ce63"/>
          <table:table-cell table:style-name="ce28" table:formula="of:=[.B30]*[.C30]" office:value-type="currency" office:currency="USD" office:value="3.99" calcext:value-type="currency">
            <text:p>$3,99</text:p>
          </table:table-cell>
          <table:table-cell table:style-name="ce70" office:value-type="string" calcext:value-type="string">
            <text:p><text:a xlink:href="https://letyshops.com/r/aliexpress-bbc227425220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1" office:value-type="string" calcext:value-type="string">
            <text:p>Шкив 2GT; вн.диам. 8Мм; 20 зубов </text:p>
          </table:table-cell>
          <table:table-cell table:style-name="ce48" office:value-type="currency" office:currency="USD" office:value="3.99" calcext:value-type="currency">
            <text:p>$3,99</text:p>
          </table:table-cell>
          <table:table-cell table:style-name="ce57" office:value-type="float" office:value="3" calcext:value-type="float">
            <text:p>3</text:p>
          </table:table-cell>
          <table:table-cell table:style-name="ce64"/>
          <table:table-cell table:style-name="ce66" table:formula="of:=[.B31]*[.C31]" office:value-type="currency" office:currency="USD" office:value="11.97" calcext:value-type="currency">
            <text:p>$11,97</text:p>
          </table:table-cell>
          <table:table-cell table:style-name="ce71" office:value-type="string" calcext:value-type="string">
            <text:p><text:a xlink:href="https://letyshops.com/r/aliexpress-bbc227425220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Вал диам.8</text:p>
          </table:table-cell>
          <table:table-cell table:style-name="ce49" table:formula="of:=13.04/0.6/2" office:value-type="currency" office:currency="USD" office:value="10.8666666666667" calcext:value-type="currency">
            <text:p>$10,87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formula="of:=[.D18]+0.1" office:value-type="float" office:value="0.6" calcext:value-type="float">
            <text:p>0,60</text:p>
          </table:table-cell>
          <table:table-cell table:style-name="ce28" table:formula="of:=[.B32]*[.C32]*[.D32]" office:value-type="currency" office:currency="USD" office:value="6.52" calcext:value-type="currency">
            <text:p>$6,52</text:p>
          </table:table-cell>
          <table:table-cell table:style-name="ce73" office:value-type="string" calcext:value-type="string">
            <text:p><text:a xlink:href="https://letyshops.com/r/aliexpress-fc415f9d05c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7" office:value-type="string" calcext:value-type="string">
            <text:p>Ремень 2GT; 9-10мм; открытый</text:p>
          </table:table-cell>
          <table:table-cell table:style-name="ce48" office:value-type="currency" office:currency="USD" office:value="2.2" calcext:value-type="currency">
            <text:p>$2,20</text:p>
          </table:table-cell>
          <table:table-cell table:style-name="ce55" office:value-type="float" office:value="2" calcext:value-type="float">
            <text:p>2</text:p>
          </table:table-cell>
          <table:table-cell table:style-name="ce62" table:formula="of:=2*([.D26]+0.07)" office:value-type="float" office:value="0.74" calcext:value-type="float">
            <text:p>0,74</text:p>
          </table:table-cell>
          <table:table-cell table:style-name="ce66" table:formula="of:=[.B33]*[.C33]*[.D33]" office:value-type="currency" office:currency="USD" office:value="3.256" calcext:value-type="currency">
            <text:p>$3,26</text:p>
          </table:table-cell>
          <table:table-cell table:style-name="ce71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Ремень 2GT; 9-10мм; кольцо 150 зубов</text:p>
          </table:table-cell>
          <table:table-cell table:style-name="ce47" table:formula="of:=8.99/5" office:value-type="currency" office:currency="USD" office:value="1.798" calcext:value-type="currency">
            <text:p>$1,80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34]*[.C34]" office:value-type="currency" office:currency="USD" office:value="1.798" calcext:value-type="currency">
            <text:p>$1,80</text:p>
          </table:table-cell>
          <table:table-cell table:style-name="ce70" office:value-type="string" calcext:value-type="string">
            <text:p><text:a xlink:href="https://letyshops.com/r/aliexpress-91506a5256f7" xlink:type="simple">Aliexpress</text:a></text:p>
          </table:table-cell>
          <table:table-cell table:number-columns-repeated="1018"/>
        </table:table-row>
        <table:table-row table:style-name="ro6">
          <table:table-cell table:style-name="ce20" office:value-type="string" calcext:value-type="string" table:number-columns-spanned="6" table:number-rows-spanned="1">
            <text:p>Ось Z</text:p>
          </table:table-cell>
          <table:covered-table-cell table:style-name="ce49"/>
          <table:covered-table-cell table:style-name="ce56"/>
          <table:covered-table-cell table:style-name="ce63"/>
          <table:covered-table-cell table:style-name="ce67"/>
          <table:covered-table-cell table:style-name="ce73"/>
          <table:table-cell table:style-name="ce75"/>
          <table:table-cell table:number-columns-repeated="1017"/>
        </table:table-row>
        <table:table-row table:style-name="ro7">
          <table:table-cell table:style-name="ce38" office:value-type="string" calcext:value-type="string">
            <text:p>Каретка Openbuilds в сборе</text:p>
          </table:table-cell>
          <table:table-cell table:style-name="ce49" office:value-type="currency" office:currency="USD" office:value="4.13" calcext:value-type="currency">
            <text:p>$4,13</text:p>
          </table:table-cell>
          <table:table-cell table:style-name="ce56" table:formula="of:=IF([$Настройки.B6]=[$БД.A39];[$Расчёты.B21];0)" office:value-type="float" office:value="2" calcext:value-type="float">
            <text:p>2</text:p>
          </table:table-cell>
          <table:table-cell table:style-name="ce63"/>
          <table:table-cell table:style-name="ce28" table:formula="of:=[.B36]*[.C36]" office:value-type="currency" office:currency="USD" office:value="8.26" calcext:value-type="currency">
            <text:p>$8,26</text:p>
          </table:table-cell>
          <table:table-cell table:style-name="ce73" office:value-type="string" calcext:value-type="string">
            <text:p><text:a xlink:href="https://letyshops.com/r/aliexpress-79088e0bd19b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7" office:value-type="string" calcext:value-type="string">
            <text:p>Винт Tr8x2</text:p>
          </table:table-cell>
          <table:table-cell table:style-name="ce48" table:formula="of:=5.12/0.3" office:value-type="currency" office:currency="USD" office:value="17.0666666666667" calcext:value-type="currency">
            <text:p>$17,07</text:p>
          </table:table-cell>
          <table:table-cell table:style-name="ce55" office:value-type="float" office:value="2" calcext:value-type="float">
            <text:p>2</text:p>
          </table:table-cell>
          <table:table-cell table:style-name="ce62" table:formula="of:=COM.MICROSOFT.CEILING.PRECISE(([$Настройки.B3]+30)/1000;0.05)" office:value-type="float" office:value="0.3" calcext:value-type="float">
            <text:p>0,30</text:p>
          </table:table-cell>
          <table:table-cell table:style-name="ce66" table:formula="of:=[.B37]*[.C37]*[.D37]" office:value-type="currency" office:currency="USD" office:value="10.24" calcext:value-type="currency">
            <text:p>$10,24</text:p>
          </table:table-cell>
          <table:table-cell table:style-name="ce71" office:value-type="string" calcext:value-type="string">
            <text:p><text:a xlink:href="https://letyshops.com/r/aliexpress-345577b8ed7c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айка POM Tr8x2</text:p>
          </table:table-cell>
          <table:table-cell table:style-name="ce47" office:value-type="currency" office:currency="USD" office:value="0.38" calcext:value-type="currency">
            <text:p>$0,38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  <table:table-cell table:style-name="ce28" table:formula="of:=[.B38]*[.C38]" office:value-type="currency" office:currency="USD" office:value="0.76" calcext:value-type="currency">
            <text:p>$0,76</text:p>
          </table:table-cell>
          <table:table-cell table:style-name="ce70" office:value-type="string" calcext:value-type="string">
            <text:p><text:a xlink:href="https://letyshops.com/r/aliexpress-b6f62828f589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Мотор Nema17; 30-42мм</text:p>
          </table:table-cell>
          <table:table-cell table:style-name="ce48" office:value-type="currency" office:currency="USD" office:value="7.6" calcext:value-type="currency">
            <text:p>$7,60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39]*[.C39]" office:value-type="currency" office:currency="USD" office:value="15.2" calcext:value-type="currency">
            <text:p>$15,20</text:p>
          </table:table-cell>
          <table:table-cell table:style-name="ce71" office:value-type="string" calcext:value-type="string">
            <text:p><text:a xlink:href="https://letyshops.com/r/aliexpress-159fdf33216f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уфта 5x8мм</text:p>
          </table:table-cell>
          <table:table-cell table:style-name="ce47" office:value-type="currency" office:currency="USD" office:value="2.15" calcext:value-type="currency">
            <text:p>$2,15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  <table:table-cell table:style-name="ce28" table:formula="of:=[.B40]*[.C40]" office:value-type="currency" office:currency="USD" office:value="4.3" calcext:value-type="currency">
            <text:p>$4,30</text:p>
          </table:table-cell>
          <table:table-cell table:style-name="ce70" office:value-type="string" calcext:value-type="string">
            <text:p><text:a xlink:href="https://letyshops.com/r/aliexpress-bf25e144b00c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Стол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table:formula="of:=[$БД.A3]" office:value-type="string" office:string-value="DC 220х220 (MK3)" calcext:value-type="string">
            <text:p>DC 220х220 (MK3)</text:p>
          </table:table-cell>
          <table:table-cell table:style-name="ce47" office:value-type="currency" office:currency="USD" office:value="15.42" calcext:value-type="currency">
            <text:p>$15,42</text:p>
          </table:table-cell>
          <table:table-cell table:style-name="ce53" table:formula="of:=IF([$Настройки.$B$2]=[$БД.A3];1;0)" office:value-type="float" office:value="0" calcext:value-type="float">
            <text:p>0</text:p>
          </table:table-cell>
          <table:table-cell table:style-name="ce60"/>
          <table:table-cell table:style-name="ce28" table:formula="of:=[.B42]*[.C42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b81dba5d382f" xlink:type="simple">Aliexpress</text:a></text:p>
          </table:table-cell>
          <table:table-cell table:number-columns-repeated="1018"/>
        </table:table-row>
        <table:table-row table:style-name="ro7">
          <table:table-cell table:style-name="ce37" table:formula="of:=[$БД.A4]" office:value-type="string" office:string-value="DC 314х214 (MK2B)" calcext:value-type="string">
            <text:p>DC 314х214 (MK2B)</text:p>
          </table:table-cell>
          <table:table-cell table:style-name="ce48" office:value-type="currency" office:currency="USD" office:value="29.79" calcext:value-type="currency">
            <text:p>$29,79</text:p>
          </table:table-cell>
          <table:table-cell table:style-name="ce55" table:formula="of:=IF([$Настройки.$B$2]=[$БД.A4];1;0)" office:value-type="float" office:value="0" calcext:value-type="float">
            <text:p>0</text:p>
          </table:table-cell>
          <table:table-cell table:style-name="ce62"/>
          <table:table-cell table:style-name="ce66" table:formula="of:=[.B43]*[.C43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3ad43e1ff626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300x250мм; толщина 4мм</text:p>
          </table:table-cell>
          <table:table-cell table:style-name="ce47" table:formula="of:=720/74" office:value-type="currency" office:currency="USD" office:value="9.72972972972973" calcext:value-type="currency">
            <text:p>$9,73</text:p>
          </table:table-cell>
          <table:table-cell table:style-name="ce53" table:formula="of:=IF([$Настройки.$B$2]=[$БД.A5];1;0)" office:value-type="float" office:value="0" calcext:value-type="float">
            <text:p>0</text:p>
          </table:table-cell>
          <table:table-cell table:style-name="ce60"/>
          <table:table-cell table:style-name="ce28" table:formula="of:=[.B44]*[.C44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300x350мм; толщина 4мм</text:p>
          </table:table-cell>
          <table:table-cell table:style-name="ce48" table:formula="of:=1120/75" office:value-type="currency" office:currency="USD" office:value="14.9333333333333" calcext:value-type="currency">
            <text:p>$14,93</text:p>
          </table:table-cell>
          <table:table-cell table:style-name="ce55" table:formula="of:=IF([$Настройки.$B$2]=[$БД.A6];1;0)" office:value-type="float" office:value="0" calcext:value-type="float">
            <text:p>0</text:p>
          </table:table-cell>
          <table:table-cell table:style-name="ce62"/>
          <table:table-cell table:style-name="ce66" table:formula="of:=[.B45]*[.C45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400x300мм; толщина 4мм</text:p>
          </table:table-cell>
          <table:table-cell table:style-name="ce47" table:formula="of:=1120/75" office:value-type="currency" office:currency="USD" office:value="14.9333333333333" calcext:value-type="currency">
            <text:p>$14,93</text:p>
          </table:table-cell>
          <table:table-cell table:style-name="ce53" table:formula="of:=IF([$Настройки.$B$2]=[$БД.A7];1;0)" office:value-type="float" office:value="1" calcext:value-type="float">
            <text:p>1</text:p>
          </table:table-cell>
          <table:table-cell table:style-name="ce60"/>
          <table:table-cell table:style-name="ce28" table:formula="of:=[.B46]*[.C46]" office:value-type="currency" office:currency="USD" office:value="14.9333333333333" calcext:value-type="currency">
            <text:p>$14,93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400x350мм; толщина 4мм</text:p>
          </table:table-cell>
          <table:table-cell table:style-name="ce48" table:formula="of:=1190/74" office:value-type="currency" office:currency="USD" office:value="16.0810810810811" calcext:value-type="currency">
            <text:p>$16,08</text:p>
          </table:table-cell>
          <table:table-cell table:style-name="ce55" table:formula="of:=IF([$Настройки.$B$2]=[$БД.A8];1;0)" office:value-type="float" office:value="0" calcext:value-type="float">
            <text:p>0</text:p>
          </table:table-cell>
          <table:table-cell table:style-name="ce62"/>
          <table:table-cell table:style-name="ce66" table:formula="of:=[.B47]*[.C47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400x450мм; толщина 4мм</text:p>
          </table:table-cell>
          <table:table-cell table:style-name="ce47" table:formula="of:=1780/74" office:value-type="currency" office:currency="USD" office:value="24.0540540540541" calcext:value-type="currency">
            <text:p>$24,05</text:p>
          </table:table-cell>
          <table:table-cell table:style-name="ce53" table:formula="of:=IF([$Настройки.$B$2]=[$БД.A9];1;0)" office:value-type="float" office:value="0" calcext:value-type="float">
            <text:p>0</text:p>
          </table:table-cell>
          <table:table-cell table:style-name="ce60"/>
          <table:table-cell table:style-name="ce28" table:formula="of:=[.B48]*[.C48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450x500мм; толщина 4мм</text:p>
          </table:table-cell>
          <table:table-cell table:style-name="ce48" table:formula="of:=1850/74" office:value-type="currency" office:currency="USD" office:value="25" calcext:value-type="currency">
            <text:p>$25,00</text:p>
          </table:table-cell>
          <table:table-cell table:style-name="ce55" table:formula="of:=IF([$Настройки.$B$2]=[$БД.A10];1;0)" office:value-type="float" office:value="0" calcext:value-type="float">
            <text:p>0</text:p>
          </table:table-cell>
          <table:table-cell table:style-name="ce62"/>
          <table:table-cell table:style-name="ce66" table:formula="of:=[.B49]*[.C49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510x560мм; толщина 4мм</text:p>
          </table:table-cell>
          <table:table-cell table:style-name="ce47" table:formula="of:=2000/74" office:value-type="currency" office:currency="USD" office:value="27.027027027027" calcext:value-type="currency">
            <text:p>$27,03</text:p>
          </table:table-cell>
          <table:table-cell table:style-name="ce53" table:formula="of:=IF([$Настройки.$B$2]=[$БД.A11];1;0)" office:value-type="float" office:value="0" calcext:value-type="float">
            <text:p>0</text:p>
          </table:table-cell>
          <table:table-cell table:style-name="ce60"/>
          <table:table-cell table:style-name="ce28" table:formula="of:=[.B50]*[.C50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300х200мм</text:p>
          </table:table-cell>
          <table:table-cell table:style-name="ce48" office:value-type="currency" office:currency="USD" office:value="49.99" calcext:value-type="currency">
            <text:p>$49,99</text:p>
          </table:table-cell>
          <table:table-cell table:style-name="ce55" table:formula="of:=[.C44]" office:value-type="float" office:value="0" calcext:value-type="float">
            <text:p>0</text:p>
          </table:table-cell>
          <table:table-cell table:style-name="ce62"/>
          <table:table-cell table:style-name="ce66" table:formula="of:=[.B51]*[.C51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0941f091a735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310х310мм</text:p>
          </table:table-cell>
          <table:table-cell table:style-name="ce47" office:value-type="currency" office:currency="USD" office:value="69.99" calcext:value-type="currency">
            <text:p>$69,99</text:p>
          </table:table-cell>
          <table:table-cell table:style-name="ce53" table:formula="of:=[.C45]" office:value-type="float" office:value="0" calcext:value-type="float">
            <text:p>0</text:p>
          </table:table-cell>
          <table:table-cell table:style-name="ce60"/>
          <table:table-cell table:style-name="ce28" table:formula="of:=[.B52]*[.C52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6efee4580aa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400х250мм</text:p>
          </table:table-cell>
          <table:table-cell table:style-name="ce48" office:value-type="currency" office:currency="USD" office:value="81.9" calcext:value-type="currency">
            <text:p>$81,90</text:p>
          </table:table-cell>
          <table:table-cell table:style-name="ce55" table:formula="of:=[.C46]" office:value-type="float" office:value="1" calcext:value-type="float">
            <text:p>1</text:p>
          </table:table-cell>
          <table:table-cell table:style-name="ce62"/>
          <table:table-cell table:style-name="ce66" table:formula="of:=[.B53]*[.C53]" office:value-type="currency" office:currency="USD" office:value="81.9" calcext:value-type="currency">
            <text:p>$81,90</text:p>
          </table:table-cell>
          <table:table-cell table:style-name="ce71" office:value-type="string" calcext:value-type="string">
            <text:p><text:a xlink:href="https://letyshops.com/r/aliexpress-af8e32d7baa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400х300мм</text:p>
          </table:table-cell>
          <table:table-cell table:style-name="ce47" office:value-type="currency" office:currency="USD" office:value="86.5" calcext:value-type="currency">
            <text:p>$86,50</text:p>
          </table:table-cell>
          <table:table-cell table:style-name="ce53" table:formula="of:=[.C47]" office:value-type="float" office:value="0" calcext:value-type="float">
            <text:p>0</text:p>
          </table:table-cell>
          <table:table-cell table:style-name="ce60"/>
          <table:table-cell table:style-name="ce28" table:formula="of:=[.B54]*[.C54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8d5214ad3687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400х400мм</text:p>
          </table:table-cell>
          <table:table-cell table:style-name="ce48" office:value-type="currency" office:currency="USD" office:value="109.9" calcext:value-type="currency">
            <text:p>$109,90</text:p>
          </table:table-cell>
          <table:table-cell table:style-name="ce55" table:formula="of:=[.C48]" office:value-type="float" office:value="0" calcext:value-type="float">
            <text:p>0</text:p>
          </table:table-cell>
          <table:table-cell table:style-name="ce62"/>
          <table:table-cell table:style-name="ce66" table:formula="of:=[.B55]*[.C55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aliexpress.ru/item/32824678295.html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450х450мм</text:p>
          </table:table-cell>
          <table:table-cell table:style-name="ce47" office:value-type="currency" office:currency="USD" office:value="159.9" calcext:value-type="currency">
            <text:p>$159,90</text:p>
          </table:table-cell>
          <table:table-cell table:style-name="ce53" table:formula="of:=[.C49]" office:value-type="float" office:value="0" calcext:value-type="float">
            <text:p>0</text:p>
          </table:table-cell>
          <table:table-cell table:style-name="ce60"/>
          <table:table-cell table:style-name="ce28" table:formula="of:=[.B56]*[.C56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2d5574fa5a60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508х508мм</text:p>
          </table:table-cell>
          <table:table-cell table:style-name="ce48" office:value-type="currency" office:currency="USD" office:value="199" calcext:value-type="currency">
            <text:p>$199,00</text:p>
          </table:table-cell>
          <table:table-cell table:style-name="ce55" table:formula="of:=[.C50]" office:value-type="float" office:value="0" calcext:value-type="float">
            <text:p>0</text:p>
          </table:table-cell>
          <table:table-cell table:style-name="ce62"/>
          <table:table-cell table:style-name="ce66" table:formula="of:=[.B57]*[.C57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7564419f991f" xlink:type="simple">Aliexpress</text:a>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Стекло; толщина 3-4мм</text:p>
          </table:table-cell>
          <table:table-cell table:style-name="ce47" office:value-type="currency" office:currency="USD" office:value="2" calcext:value-type="currency">
            <text:p>$2,00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58]*[.C58]" office:value-type="currency" office:currency="USD" office:value="2" calcext:value-type="currency">
            <text:p>$2,00</text:p>
          </table:table-cell>
          <table:table-cell table:style-name="ce70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ружина OD8 L25</text:p>
          </table:table-cell>
          <table:table-cell table:style-name="ce48" table:formula="of:=1.75/10" office:value-type="currency" office:currency="USD" office:value="0.175" calcext:value-type="currency">
            <text:p>$0,18</text:p>
          </table:table-cell>
          <table:table-cell table:style-name="ce55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62"/>
          <table:table-cell table:style-name="ce66" table:formula="of:=[.B59]*[.C59]" office:value-type="currency" office:currency="USD" office:value="1.05" calcext:value-type="currency">
            <text:p>$1,05</text:p>
          </table:table-cell>
          <table:table-cell table:style-name="ce71" office:value-type="string" calcext:value-type="string">
            <text:p><text:a xlink:href="https://letyshops.com/r/aliexpress-88b278e06ef8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200Вт</text:p>
          </table:table-cell>
          <table:table-cell table:style-name="ce47" table:formula="of:=2060/74" office:value-type="currency" office:currency="USD" office:value="27.8378378378378" calcext:value-type="currency">
            <text:p>$27,84</text:p>
          </table:table-cell>
          <table:table-cell table:style-name="ce53" table:formula="of:=IF([$Расчёты.$D$13]&lt;=200;1;0)" office:value-type="float" office:value="1" calcext:value-type="float">
            <text:p>1</text:p>
          </table:table-cell>
          <table:table-cell table:style-name="ce60"/>
          <table:table-cell table:style-name="ce28" table:formula="of:=[.B61]*[.C61]" office:value-type="currency" office:currency="USD" office:value="27.8378378378378" calcext:value-type="currency">
            <text:p>$27,84</text:p>
          </table:table-cell>
          <table:table-cell table:style-name="ce70" office:value-type="string" calcext:value-type="string">
            <text:p><text:a xlink:href="https://www.chipdip.ru/product/lrs-20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24в 350Вт</text:p>
          </table:table-cell>
          <table:table-cell table:style-name="ce48" table:formula="of:=2530/74" office:value-type="currency" office:currency="USD" office:value="34.1891891891892" calcext:value-type="currency">
            <text:p>$34,19</text:p>
          </table:table-cell>
          <table:table-cell table:style-name="ce55" table:formula="of:=IF(AND([$Расчёты.$D$13]&gt;200;[$Расчёты.$D$13]&lt;=350);1;0)" office:value-type="float" office:value="0" calcext:value-type="float">
            <text:p>0</text:p>
          </table:table-cell>
          <table:table-cell table:style-name="ce62"/>
          <table:table-cell table:style-name="ce66" table:formula="of:=[.B62]*[.C62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lrs-350-24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450Вт</text:p>
          </table:table-cell>
          <table:table-cell table:style-name="ce47" table:formula="of:=4730/74" office:value-type="currency" office:currency="USD" office:value="63.9189189189189" calcext:value-type="currency">
            <text:p>$63,92</text:p>
          </table:table-cell>
          <table:table-cell table:style-name="ce53" table:formula="of:=IF(AND([$Расчёты.$D$13]&gt;350;[$Расчёты.$D$13]&lt;=450);1;0)" office:value-type="float" office:value="0" calcext:value-type="float">
            <text:p>0</text:p>
          </table:table-cell>
          <table:table-cell table:style-name="ce60"/>
          <table:table-cell table:style-name="ce28" table:formula="of:=[.B63]*[.C63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e-45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24в 600Вт</text:p>
          </table:table-cell>
          <table:table-cell table:style-name="ce48" table:formula="of:=5690/74" office:value-type="currency" office:currency="USD" office:value="76.8918918918919" calcext:value-type="currency">
            <text:p>$76,89</text:p>
          </table:table-cell>
          <table:table-cell table:style-name="ce55" table:formula="of:=IF(AND([$Расчёты.$D$13]&gt;450;[$Расчёты.$D$13]&lt;=600);1;0)" office:value-type="float" office:value="0" calcext:value-type="float">
            <text:p>0</text:p>
          </table:table-cell>
          <table:table-cell table:style-name="ce62"/>
          <table:table-cell table:style-name="ce66" table:formula="of:=[.B64]*[.C64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se-600-24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1000Вт</text:p>
          </table:table-cell>
          <table:table-cell table:style-name="ce47" table:formula="of:=11430/74" office:value-type="currency" office:currency="USD" office:value="154.459459459459" calcext:value-type="currency">
            <text:p>$154,46</text:p>
          </table:table-cell>
          <table:table-cell table:style-name="ce53" table:formula="of:=IF(AND([$Расчёты.$D$13]&gt;600;[$Расчёты.$D$13]&lt;=1000);1;0)" office:value-type="float" office:value="0" calcext:value-type="float">
            <text:p>0</text:p>
          </table:table-cell>
          <table:table-cell table:style-name="ce60"/>
          <table:table-cell table:style-name="ce28" table:formula="of:=[.B65]*[.C65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e-100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5в 15Вт</text:p>
          </table:table-cell>
          <table:table-cell table:style-name="ce48" table:formula="of:=610/74" office:value-type="currency" office:currency="USD" office:value="8.24324324324324" calcext:value-type="currency">
            <text:p>$8,24</text:p>
          </table:table-cell>
          <table:table-cell table:style-name="ce55" table:formula="of:=IF([$Настройки.B11]=[$БД.A56];1;0)" office:value-type="float" office:value="0" calcext:value-type="float">
            <text:p>0</text:p>
          </table:table-cell>
          <table:table-cell table:style-name="ce62"/>
          <table:table-cell table:style-name="ce66" table:formula="of:=[.B66]*[.C66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rs-15-5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реобразователь DC-DC 24→5в 3А</text:p>
          </table:table-cell>
          <table:table-cell table:style-name="ce47" table:formula="of:=990/74" office:value-type="currency" office:currency="USD" office:value="13.3783783783784" calcext:value-type="currency">
            <text:p>$13,38</text:p>
          </table:table-cell>
          <table:table-cell table:style-name="ce53" table:formula="of:=IF([$Настройки.B11]=[$БД.A55];1;0)" office:value-type="float" office:value="0" calcext:value-type="float">
            <text:p>0</text:p>
          </table:table-cell>
          <table:table-cell table:style-name="ce60"/>
          <table:table-cell table:style-name="ce28" table:formula="of:=[.B67]*[.C67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d-15b-5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Rumba32 + 6x tmc2209</text:p>
          </table:table-cell>
          <table:table-cell table:style-name="ce48" office:value-type="currency" office:currency="USD" office:value="51.52" calcext:value-type="currency">
            <text:p>$51,52</text:p>
          </table:table-cell>
          <table:table-cell table:style-name="ce55" table:formula="of:=IF([$Настройки.$B$8]=[$БД.A27];1;0)" office:value-type="float" office:value="0" calcext:value-type="float">
            <text:p>0</text:p>
          </table:table-cell>
          <table:table-cell table:style-name="ce62"/>
          <table:table-cell table:style-name="ce66" table:formula="of:=[.B68]*[.C68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983637e6510e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Spider + 8x tmc2209</text:p>
          </table:table-cell>
          <table:table-cell table:style-name="ce47" office:value-type="currency" office:currency="USD" office:value="64.99" calcext:value-type="currency">
            <text:p>$64,99</text:p>
          </table:table-cell>
          <table:table-cell table:style-name="ce53" table:formula="of:=IF([$Настройки.$B$8]=[$БД.A28];1;0)" office:value-type="float" office:value="1" calcext:value-type="float">
            <text:p>1</text:p>
          </table:table-cell>
          <table:table-cell table:style-name="ce60"/>
          <table:table-cell table:style-name="ce28" table:formula="of:=[.B69]*[.C69]" office:value-type="currency" office:currency="USD" office:value="64.99" calcext:value-type="currency">
            <text:p>$64,99</text:p>
          </table:table-cell>
          <table:table-cell table:style-name="ce70" office:value-type="string" calcext:value-type="string">
            <text:p><text:a xlink:href="https://letyshops.com/r/aliexpress-6caa1e86b34b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Octopus + 8x tmc2209</text:p>
          </table:table-cell>
          <table:table-cell table:style-name="ce48" office:value-type="currency" office:currency="USD" office:value="65.95" calcext:value-type="currency">
            <text:p>$65,95</text:p>
          </table:table-cell>
          <table:table-cell table:style-name="ce55" table:formula="of:=IF([$Настройки.$B$8]=[$БД.A29];1;0)" office:value-type="float" office:value="0" calcext:value-type="float">
            <text:p>0</text:p>
          </table:table-cell>
          <table:table-cell table:style-name="ce62"/>
          <table:table-cell table:style-name="ce66" table:formula="of:=[.B70]*[.C70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b4a708868bf4" xlink:type="simple">Aliexpress</text:a></text:p>
          </table:table-cell>
          <table:table-cell table:number-columns-repeated="1018"/>
        </table:table-row>
        <table:table-row table:style-name="ro6">
          <table:table-cell table:style-name="ce42" table:formula="of:=[$БД.A33]" office:value-type="string" office:string-value="Raspberry Pi Zero W" calcext:value-type="string">
            <text:p>Raspberry Pi Zero W</text:p>
          </table:table-cell>
          <table:table-cell table:style-name="ce47" office:value-type="currency" office:currency="USD" office:value="20" calcext:value-type="currency">
            <text:p>$20,00</text:p>
          </table:table-cell>
          <table:table-cell table:style-name="ce53" table:formula="of:=IF([$Настройки.$B$9]=[$БД.A33];1;0)" office:value-type="float" office:value="0" calcext:value-type="float">
            <text:p>0</text:p>
          </table:table-cell>
          <table:table-cell table:style-name="ce60"/>
          <table:table-cell table:style-name="ce28" table:formula="of:=[.B71]*[.C71]" office:value-type="currency" office:currency="USD" office:value="0" calcext:value-type="currency">
            <text:p>$0,00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43" table:formula="of:=[$БД.A34]" office:value-type="string" office:string-value="Raspberry Pi 3B+" calcext:value-type="string">
            <text:p>Raspberry Pi 3B+</text:p>
          </table:table-cell>
          <table:table-cell table:style-name="ce48" office:value-type="currency" office:currency="USD" office:value="46.25" calcext:value-type="currency">
            <text:p>$46,25</text:p>
          </table:table-cell>
          <table:table-cell table:style-name="ce55" table:formula="of:=IF([$Настройки.$B$9]=[$БД.A34];1;0)" office:value-type="float" office:value="0" calcext:value-type="float">
            <text:p>0</text:p>
          </table:table-cell>
          <table:table-cell table:style-name="ce62"/>
          <table:table-cell table:style-name="ce66" table:formula="of:=[.B72]*[.C72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df0cfe5ca519" xlink:type="simple">Aliexpress</text:a></text:p>
          </table:table-cell>
          <table:table-cell table:number-columns-repeated="1018"/>
        </table:table-row>
        <table:table-row table:style-name="ro7">
          <table:table-cell table:style-name="ce42" table:formula="of:=[$БД.A35]" office:value-type="string" office:string-value="Raspberry Pi 4" calcext:value-type="string">
            <text:p>Raspberry Pi 4</text:p>
          </table:table-cell>
          <table:table-cell table:style-name="ce47" office:value-type="currency" office:currency="USD" office:value="50.99" calcext:value-type="currency">
            <text:p>$50,99</text:p>
          </table:table-cell>
          <table:table-cell table:style-name="ce53" table:formula="of:=IF([$Настройки.$B$9]=[$БД.A35];1;0)" office:value-type="float" office:value="1" calcext:value-type="float">
            <text:p>1</text:p>
          </table:table-cell>
          <table:table-cell table:style-name="ce60"/>
          <table:table-cell table:style-name="ce28" table:formula="of:=[.B73]*[.C73]" office:value-type="currency" office:currency="USD" office:value="50.99" calcext:value-type="currency">
            <text:p>$50,99</text:p>
          </table:table-cell>
          <table:table-cell table:style-name="ce70" office:value-type="string" calcext:value-type="string">
            <text:p><text:a xlink:href="https://letyshops.com/r/aliexpress-4acabaab33f8" xlink:type="simple">Aliexpress</text:a></text:p>
          </table:table-cell>
          <table:table-cell table:number-columns-repeated="1018"/>
        </table:table-row>
        <table:table-row table:style-name="ro7">
          <table:table-cell table:style-name="ce43" table:formula="of:=[$БД.A36]" office:value-type="string" office:string-value="Orange Pi Lite" calcext:value-type="string">
            <text:p>Orange Pi Lite</text:p>
          </table:table-cell>
          <table:table-cell table:style-name="ce48" office:value-type="currency" office:currency="USD" office:value="26.99" calcext:value-type="currency">
            <text:p>$26,99</text:p>
          </table:table-cell>
          <table:table-cell table:style-name="ce55" table:formula="of:=IF([$Настройки.$B$9]=[$БД.A36];1;0)" office:value-type="float" office:value="0" calcext:value-type="float">
            <text:p>0</text:p>
          </table:table-cell>
          <table:table-cell table:style-name="ce62"/>
          <table:table-cell table:style-name="ce66" table:formula="of:=[.B74]*[.C74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39503f27008f" xlink:type="simple">Aliexpress</text:a></text:p>
          </table:table-cell>
          <table:table-cell table:number-columns-repeated="1018"/>
        </table:table-row>
        <table:table-row table:style-name="ro7">
          <table:table-cell table:style-name="ce42" office:value-type="string" calcext:value-type="string">
            <text:p>Карта памяти microSD 32Gb</text:p>
          </table:table-cell>
          <table:table-cell table:style-name="ce47" table:formula="of:=720/74" office:value-type="currency" office:currency="USD" office:value="9.72972972972973" calcext:value-type="currency">
            <text:p>$9,73</text:p>
          </table:table-cell>
          <table:table-cell table:style-name="ce53" table:formula="of:=IF([$Настройки.B9]=[$БД.A32];0;1)" office:value-type="float" office:value="1" calcext:value-type="float">
            <text:p>1</text:p>
          </table:table-cell>
          <table:table-cell table:style-name="ce60"/>
          <table:table-cell table:style-name="ce28" table:formula="of:=[.B75]*[.C75]" office:value-type="currency" office:currency="USD" office:value="9.72972972972973" calcext:value-type="currency">
            <text:p>$9,73</text:p>
          </table:table-cell>
          <table:table-cell table:style-name="ce70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Вентилятор 200мм</text:p>
          </table:table-cell>
          <table:table-cell table:style-name="ce48" table:formula="of:=999/74" office:value-type="currency" office:currency="USD" office:value="13.5" calcext:value-type="currency">
            <text:p>$13,50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76]*[.C76]" office:value-type="currency" office:currency="USD" office:value="27" calcext:value-type="currency">
            <text:p>$27,00</text:p>
          </table:table-cell>
          <table:table-cell table:style-name="ce7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Концевик оптический</text:p>
          </table:table-cell>
          <table:table-cell table:style-name="ce47" office:value-type="currency" office:currency="USD" office:value="0.95" calcext:value-type="currency">
            <text:p>$0,95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77]*[.C77]" office:value-type="currency" office:currency="USD" office:value="0.95" calcext:value-type="currency">
            <text:p>$0,95</text:p>
          </table:table-cell>
          <table:table-cell table:style-name="ce70" office:value-type="string" calcext:value-type="string">
            <text:p><text:a xlink:href="https://letyshops.com/r/aliexpress-24f287fbaafe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Светодиодная лента</text:p>
          </table:table-cell>
          <table:table-cell table:style-name="ce48" table:formula="of:=1209/74/5" office:value-type="currency" office:currency="USD" office:value="3.26756756756757" calcext:value-type="currency">
            <text:p>$3,27</text:p>
          </table:table-cell>
          <table:table-cell table:style-name="ce55" table:formula="of:=IF([$Настройки.B10]=[$БД.A43];1;0)" office:value-type="float" office:value="1" calcext:value-type="float">
            <text:p>1</text:p>
          </table:table-cell>
          <table:table-cell table:style-name="ce62" table:formula="of:=[$Расчёты.B17]/1000" office:value-type="float" office:value="0.4" calcext:value-type="float">
            <text:p>0,40</text:p>
          </table:table-cell>
          <table:table-cell table:style-name="ce66" table:formula="of:=[.B78]*[.C78]*[.D78]" office:value-type="currency" office:currency="USD" office:value="1.30702702702703" calcext:value-type="currency">
            <text:p>$1,31</text:p>
          </table:table-cell>
          <table:table-cell table:style-name="ce71" office:value-type="string" calcext:value-type="string">
            <text:p><text:a xlink:href="https://letyshops.com/r/aliexpress-47e5283716a4" xlink:type="simple">Aliexpress</text:a>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Экран 12864</text:p>
          </table:table-cell>
          <table:table-cell table:style-name="ce47" office:value-type="currency" office:currency="USD" office:value="12.52" calcext:value-type="currency">
            <text:p>$12,52</text:p>
          </table:table-cell>
          <table:table-cell table:style-name="ce53" table:formula="of:=IF([$Настройки.B7]=[$БД.A24];1;0)" office:value-type="float" office:value="0" calcext:value-type="float">
            <text:p>0</text:p>
          </table:table-cell>
          <table:table-cell table:style-name="ce60"/>
          <table:table-cell table:style-name="ce28" table:formula="of:=[.B79]*[.C79]" office:value-type="currency" office:currency="USD" office:value="0" calcext:value-type="currency">
            <text:p>$0,00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37" office:value-type="string" calcext:value-type="string">
            <text:p>Реле твердотельное 25А</text:p>
          </table:table-cell>
          <table:table-cell table:style-name="ce48" office:value-type="currency" office:currency="USD" office:value="3.07" calcext:value-type="currency">
            <text:p>$3,07</text:p>
          </table:table-cell>
          <table:table-cell table:style-name="ce55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62"/>
          <table:table-cell table:style-name="ce66" table:formula="of:=[.B80]*[.C80]" office:value-type="currency" office:currency="USD" office:value="3.07" calcext:value-type="currency">
            <text:p>$3,07</text:p>
          </table:table-cell>
          <table:table-cell table:style-name="ce71" office:value-type="string" calcext:value-type="string">
            <text:p><text:a xlink:href="https://letyshops.com/r/aliexpress-abc8a3b74e73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Концевик механический</text:p>
          </table:table-cell>
          <table:table-cell table:style-name="ce47" table:formula="of:=(0.57+0.8)/10" office:value-type="currency" office:currency="USD" office:value="0.137" calcext:value-type="currency">
            <text:p>$0,14</text:p>
          </table:table-cell>
          <table:table-cell table:style-name="ce53" table:formula="of:=IF([$Расчёты.B20]=2;2;0)" office:value-type="float" office:value="2" calcext:value-type="float">
            <text:p>2</text:p>
          </table:table-cell>
          <table:table-cell table:style-name="ce60"/>
          <table:table-cell table:style-name="ce28" table:formula="of:=[.B81]*[.C81]" office:value-type="currency" office:currency="USD" office:value="0.274" calcext:value-type="currency">
            <text:p>$0,27</text:p>
          </table:table-cell>
          <table:table-cell table:style-name="ce70" office:value-type="string" calcext:value-type="string">
            <text:p><text:a xlink:href="https://letyshops.com/r/aliexpress-e1aff83268a3" xlink:type="simple">Aliexpress</text:a></text:p>
          </table:table-cell>
          <table:table-cell table:number-columns-repeated="1018"/>
        </table:table-row>
        <table:table-row table:style-name="ro6">
          <table:table-cell table:style-name="ce44" office:value-type="string" calcext:value-type="string" table:number-columns-spanned="4" table:number-rows-spanned="2">
            <text:p>Итого: </text:p>
          </table:table-cell>
          <table:covered-table-cell table:style-name="ce47"/>
          <table:covered-table-cell table:style-name="ce53"/>
          <table:covered-table-cell table:style-name="ce60"/>
          <table:table-cell table:style-name="ce68" table:formula="of:=SUM([.E$3:.E$81])" office:value-type="currency" office:currency="USD" office:value="672.683684684685" calcext:value-type="currency" table:number-columns-spanned="2" table:number-rows-spanned="2">
            <text:p>$672,68</text:p>
          </table:table-cell>
          <table:covered-table-cell table:style-name="ce70"/>
          <table:table-cell table:number-columns-repeated="1018"/>
        </table:table-row>
        <table:table-row table:style-name="ro6">
          <table:covered-table-cell table:style-name="ce45"/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table:table-column table:style-name="co12" table:default-cell-style-name="ce18"/>
        <table:table-column table:style-name="co1" table:default-cell-style-name="ce18"/>
        <table:table-column table:style-name="co13" table:default-cell-style-name="ce78"/>
        <table:table-column table:style-name="co14" table:default-cell-style-name="ce82"/>
        <table:table-column table:style-name="co15" table:default-cell-style-name="ce78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9"/>
        <table:table-column table:style-name="co2" table:number-columns-repeated="1015" table:default-cell-style-name="ce18"/>
        <table:table-row table:style-name="ro14">
          <table:table-cell table:style-name="ce35" office:value-type="string" calcext:value-type="string">
            <text:p>Обозначение</text:p>
          </table:table-cell>
          <table:table-cell table:style-name="ce35" office:value-type="string" calcext:value-type="string">
            <text:p>Наименование</text:p>
          </table:table-cell>
          <table:table-cell table:style-name="ce59" office:value-type="string" calcext:value-type="string">
            <text:p>Объём</text:p>
            <text:p>[см³]</text:p>
          </table:table-cell>
          <table:table-cell table:style-name="ce35" office:value-type="string" calcext:value-type="string">
            <text:p>Коэффициент заполнения</text:p>
          </table:table-cell>
          <table:table-cell table:style-name="ce59" office:value-type="string" calcext:value-type="string">
            <text:p>Масса единицы</text:p>
            <text:p>[г]</text:p>
          </table:table-cell>
          <table:table-cell table:style-name="ce35" office:value-type="string" calcext:value-type="string">
            <text:p>Количество</text:p>
          </table:table-cell>
          <table:table-cell table:style-name="ce35" office:value-type="string" calcext:value-type="string">
            <text:p>Итого масса</text:p>
            <text:p>[г]</text:p>
          </table:table-cell>
          <table:table-cell table:style-name="ce35" office:value-type="string" calcext:value-type="string">
            <text:p>Стоимость итого</text:p>
            <text:p>[$]</text:p>
          </table:table-cell>
          <table:table-cell table:style-name="ce35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1-01-01</text:p>
          </table:table-cell>
          <table:table-cell table:style-name="ce17" office:value-type="string" calcext:value-type="string">
            <text:p>Y axis carriage base</text:p>
          </table:table-cell>
          <table:table-cell table:style-name="ce76" table:formula="of:=29238/1000" office:value-type="float" office:value="29.238" calcext:value-type="float">
            <text:p>29,24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]*[.D2]*[$Настройки.$B$12]" office:value-type="float" office:value="35.0856" calcext:value-type="float">
            <text:p>35,09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2]*[.F2]" office:value-type="float" office:value="70.1712" calcext:value-type="float">
            <text:p>70,17</text:p>
          </table:table-cell>
          <table:table-cell table:style-name="ce86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1-01-02</text:p>
          </table:table-cell>
          <table:table-cell table:style-name="ce37" office:value-type="string" calcext:value-type="string">
            <text:p>Y axis belt clamp</text:p>
          </table:table-cell>
          <table:table-cell table:style-name="ce77" table:formula="of:=3923/1000" office:value-type="float" office:value="3.923" calcext:value-type="float">
            <text:p>3,92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3]*[.D3]*[$Настройки.$B$12]" office:value-type="float" office:value="4.7076" calcext:value-type="float">
            <text:p>4,71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3]*[.F3]" office:value-type="float" office:value="9.4152" calcext:value-type="float">
            <text:p>9,42</text:p>
          </table:table-cell>
          <table:table-cell table:style-name="ce31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1-01-03</text:p>
          </table:table-cell>
          <table:table-cell table:style-name="ce17" office:value-type="string" calcext:value-type="string">
            <text:p>X axis stopper</text:p>
          </table:table-cell>
          <table:table-cell table:style-name="ce76" office:value-type="float" office:value="1.401" calcext:value-type="float">
            <text:p>1,40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4]*[.D4]*[$Настройки.$B$12]" office:value-type="float" office:value="1.6812" calcext:value-type="float">
            <text:p>1,68</text:p>
          </table:table-cell>
          <table:table-cell table:style-name="ce29" table:formula="of:=[$Расчёты.$B$20]" office:value-type="float" office:value="2" calcext:value-type="float">
            <text:p>2</text:p>
          </table:table-cell>
          <table:table-cell table:style-name="ce76" table:formula="of:=[.E4]*[.F4]" office:value-type="float" office:value="3.3624" calcext:value-type="float">
            <text:p>3,36</text:p>
          </table:table-cell>
          <table:table-cell table:style-name="ce86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1-02-01(L)</text:p>
          </table:table-cell>
          <table:table-cell table:style-name="ce37" office:value-type="string" calcext:value-type="string">
            <text:p>BMG mount</text:p>
          </table:table-cell>
          <table:table-cell table:style-name="ce77" office:value-type="float" office:value="22.926" calcext:value-type="float">
            <text:p>22,93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5]*[.D5]*[$Настройки.$B$12]" office:value-type="float" office:value="27.5112" calcext:value-type="float">
            <text:p>27,51</text:p>
          </table:table-cell>
          <table:table-cell table:style-name="ce30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77" table:formula="of:=[.E5]*[.F5]" office:value-type="float" office:value="27.5112" calcext:value-type="float">
            <text:p>27,51</text:p>
          </table:table-cell>
          <table:table-cell table:style-name="ce31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1-02-01(R)</text:p>
          </table:table-cell>
          <table:table-cell table:style-name="ce17" office:value-type="string" calcext:value-type="string">
            <text:p>BMG mount</text:p>
          </table:table-cell>
          <table:table-cell table:style-name="ce76" office:value-type="float" office:value="24.774" calcext:value-type="float">
            <text:p>24,77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6]*[.D6]*[$Настройки.$B$12]" office:value-type="float" office:value="29.7288" calcext:value-type="float">
            <text:p>29,73</text:p>
          </table:table-cell>
          <table:table-cell table:style-name="ce29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76" table:formula="of:=[.E6]*[.F6]" office:value-type="float" office:value="29.7288" calcext:value-type="float">
            <text:p>29,73</text:p>
          </table:table-cell>
          <table:table-cell table:style-name="ce86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3"/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1-02-02(L)</text:p>
          </table:table-cell>
          <table:table-cell table:style-name="ce37" office:value-type="string" calcext:value-type="string">
            <text:p>BMG e3d v6 5020 fan duct</text:p>
          </table:table-cell>
          <table:table-cell table:style-name="ce77" office:value-type="float" office:value="5.548" calcext:value-type="float">
            <text:p>5,5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7]*[.D7]*[$Настройки.$B$12]" office:value-type="float" office:value="6.6576" calcext:value-type="float">
            <text:p>6,66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7]*[.F7]" office:value-type="float" office:value="6.6576" calcext:value-type="float">
            <text:p>6,66</text:p>
          </table:table-cell>
          <table:table-cell table:style-name="ce31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1-02-02(R)</text:p>
          </table:table-cell>
          <table:table-cell table:style-name="ce17" office:value-type="string" calcext:value-type="string">
            <text:p>BMG e3d v6 5020 fan duct</text:p>
          </table:table-cell>
          <table:table-cell table:style-name="ce76" office:value-type="float" office:value="5.548" calcext:value-type="float">
            <text:p>5,55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8]*[.D8]*[$Настройки.$B$12]" office:value-type="float" office:value="6.6576" calcext:value-type="float">
            <text:p>6,66</text:p>
          </table:table-cell>
          <table:table-cell table:style-name="ce29" table:formula="of:=IF(AND([$Расчёты.B20]=2;[$Настройки.B5]=[$БД.A19]);1;0)" office:value-type="float" office:value="1" calcext:value-type="float">
            <text:p>1</text:p>
          </table:table-cell>
          <table:table-cell table:style-name="ce76" table:formula="of:=[.E8]*[.F8]" office:value-type="float" office:value="6.6576" calcext:value-type="float">
            <text:p>6,66</text:p>
          </table:table-cell>
          <table:table-cell table:style-name="ce86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3"/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1-02-03</text:p>
          </table:table-cell>
          <table:table-cell table:style-name="ce37" office:value-type="string" calcext:value-type="string">
            <text:p>X axis belt mount</text:p>
          </table:table-cell>
          <table:table-cell table:style-name="ce77" office:value-type="float" office:value="2.346" calcext:value-type="float">
            <text:p>2,3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9]*[.D9]*[$Настройки.$B$12]" office:value-type="float" office:value="2.8152" calcext:value-type="float">
            <text:p>2,82</text:p>
          </table:table-cell>
          <table:table-cell table:style-name="ce30" table:formula="of:=[.F5]+[.F6]" office:value-type="float" office:value="2" calcext:value-type="float">
            <text:p>2</text:p>
          </table:table-cell>
          <table:table-cell table:style-name="ce77" table:formula="of:=[.E9]*[.F9]" office:value-type="float" office:value="5.6304" calcext:value-type="float">
            <text:p>5,63</text:p>
          </table:table-cell>
          <table:table-cell table:style-name="ce31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2-01</text:p>
          </table:table-cell>
          <table:table-cell table:style-name="ce17" office:value-type="string" calcext:value-type="string">
            <text:p>X axis motor mount</text:p>
          </table:table-cell>
          <table:table-cell table:style-name="ce76" office:value-type="float" office:value="43.857" calcext:value-type="float">
            <text:p>43,86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0]*[.D10]*[$Настройки.$B$12]" office:value-type="float" office:value="52.6284" calcext:value-type="float">
            <text:p>52,63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10]*[.F10]" office:value-type="float" office:value="105.2568" calcext:value-type="float">
            <text:p>105,26</text:p>
          </table:table-cell>
          <table:table-cell table:style-name="ce86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2-02</text:p>
          </table:table-cell>
          <table:table-cell table:style-name="ce37" office:value-type="string" calcext:value-type="string">
            <text:p>X axis motor strengthener</text:p>
          </table:table-cell>
          <table:table-cell table:style-name="ce77" office:value-type="float" office:value="9.508" calcext:value-type="float">
            <text:p>9,5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1]*[.D11]*[$Настройки.$B$12]" office:value-type="float" office:value="11.4096" calcext:value-type="float">
            <text:p>11,41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11]*[.F11]" office:value-type="float" office:value="22.8192" calcext:value-type="float">
            <text:p>22,82</text:p>
          </table:table-cell>
          <table:table-cell table:style-name="ce31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3-01</text:p>
          </table:table-cell>
          <table:table-cell table:style-name="ce17" office:value-type="string" calcext:value-type="string">
            <text:p>Y axis shaft end holder</text:p>
          </table:table-cell>
          <table:table-cell table:style-name="ce76" office:value-type="float" office:value="8.132" calcext:value-type="float">
            <text:p>8,1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2]*[.D12]*[$Настройки.$B$12]" office:value-type="float" office:value="9.7584" calcext:value-type="float">
            <text:p>9,76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12]*[.F12]" office:value-type="float" office:value="19.5168" calcext:value-type="float">
            <text:p>19,52</text:p>
          </table:table-cell>
          <table:table-cell table:style-name="ce86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3-02</text:p>
          </table:table-cell>
          <table:table-cell table:style-name="ce37" office:value-type="string" calcext:value-type="string">
            <text:p>Y axis motor mount</text:p>
          </table:table-cell>
          <table:table-cell table:style-name="ce77" office:value-type="float" office:value="71.236" calcext:value-type="float">
            <text:p>71,24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3]*[.D13]*[$Настройки.$B$12]" office:value-type="float" office:value="85.4832" calcext:value-type="float">
            <text:p>85,48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13]*[.F13]" office:value-type="float" office:value="170.9664" calcext:value-type="float">
            <text:p>170,97</text:p>
          </table:table-cell>
          <table:table-cell table:style-name="ce31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4-01</text:p>
          </table:table-cell>
          <table:table-cell table:style-name="ce17" office:value-type="string" calcext:value-type="string">
            <text:p>Left belt tensioner base</text:p>
          </table:table-cell>
          <table:table-cell table:style-name="ce76" office:value-type="float" office:value="101" calcext:value-type="float">
            <text:p>101,00</text:p>
          </table:table-cell>
          <table:table-cell table:style-name="ce79" office:value-type="percentage" office:value="0.5" calcext:value-type="percentage">
            <text:p>50,00%</text:p>
          </table:table-cell>
          <table:table-cell table:style-name="ce76" table:formula="of:=[.C14]*[.D14]*[$Настройки.$B$12]" office:value-type="float" office:value="60.6" calcext:value-type="float">
            <text:p>60,60</text:p>
          </table:table-cell>
          <table:table-cell table:style-name="ce29" office:value-type="float" office:value="1" calcext:value-type="float">
            <text:p>1</text:p>
          </table:table-cell>
          <table:table-cell table:style-name="ce76" table:formula="of:=[.E14]*[.F14]" office:value-type="float" office:value="60.6" calcext:value-type="float">
            <text:p>60,60</text:p>
          </table:table-cell>
          <table:table-cell table:style-name="ce86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3"/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4-02-01</text:p>
          </table:table-cell>
          <table:table-cell table:style-name="ce37" office:value-type="string" calcext:value-type="string">
            <text:p>Belt tensioner slider</text:p>
          </table:table-cell>
          <table:table-cell table:style-name="ce77" office:value-type="float" office:value="7.414" calcext:value-type="float">
            <text:p>7,4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5]*[.D15]*[$Настройки.$B$12]" office:value-type="float" office:value="8.8968" calcext:value-type="float">
            <text:p>8,90</text:p>
          </table:table-cell>
          <table:table-cell table:style-name="ce30" table:formula="of:=2+[$Расчёты.$B$20]" office:value-type="float" office:value="4" calcext:value-type="float">
            <text:p>4</text:p>
          </table:table-cell>
          <table:table-cell table:style-name="ce77" table:formula="of:=[.E15]*[.F15]" office:value-type="float" office:value="35.5872" calcext:value-type="float">
            <text:p>35,59</text:p>
          </table:table-cell>
          <table:table-cell table:style-name="ce31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4-02-02</text:p>
          </table:table-cell>
          <table:table-cell table:style-name="ce17" office:value-type="string" calcext:value-type="string">
            <text:p>Belt tensioner knob</text:p>
          </table:table-cell>
          <table:table-cell table:style-name="ce76" office:value-type="float" office:value="3.329" calcext:value-type="float">
            <text:p>3,3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6]*[.D16]*[$Настройки.$B$12]" office:value-type="float" office:value="3.9948" calcext:value-type="float">
            <text:p>3,99</text:p>
          </table:table-cell>
          <table:table-cell table:style-name="ce29" table:formula="of:=[.$F$15]" office:value-type="float" office:value="4" calcext:value-type="float">
            <text:p>4</text:p>
          </table:table-cell>
          <table:table-cell table:style-name="ce76" table:formula="of:=[.E16]*[.F16]" office:value-type="float" office:value="15.9792" calcext:value-type="float">
            <text:p>15,98</text:p>
          </table:table-cell>
          <table:table-cell table:style-name="ce86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5-01</text:p>
          </table:table-cell>
          <table:table-cell table:style-name="ce37" office:value-type="string" calcext:value-type="string">
            <text:p>Right belt tensioner base</text:p>
          </table:table-cell>
          <table:table-cell table:style-name="ce77" office:value-type="float" office:value="100.2" calcext:value-type="float">
            <text:p>100,20</text:p>
          </table:table-cell>
          <table:table-cell table:style-name="ce80" office:value-type="percentage" office:value="0.5" calcext:value-type="percentage">
            <text:p>50,00%</text:p>
          </table:table-cell>
          <table:table-cell table:style-name="ce77" table:formula="of:=[.C17]*[.D17]*[$Настройки.$B$12]" office:value-type="float" office:value="60.12" calcext:value-type="float">
            <text:p>60,12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17]*[.F17]" office:value-type="float" office:value="60.12" calcext:value-type="float">
            <text:p>60,12</text:p>
          </table:table-cell>
          <table:table-cell table:style-name="ce31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4"/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6-01</text:p>
          </table:table-cell>
          <table:table-cell table:style-name="ce17" office:value-type="string" calcext:value-type="string">
            <text:p>X axis mechanical endstop mount</text:p>
          </table:table-cell>
          <table:table-cell table:style-name="ce76" office:value-type="float" office:value="3.615" calcext:value-type="float">
            <text:p>3,62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8]*[.D18]*[$Настройки.$B$12]" office:value-type="float" office:value="4.338" calcext:value-type="float">
            <text:p>4,34</text:p>
          </table:table-cell>
          <table:table-cell table:style-name="ce29" table:formula="of:=IF([$Расчёты.B20]=2;2;0)" office:value-type="float" office:value="2" calcext:value-type="float">
            <text:p>2</text:p>
          </table:table-cell>
          <table:table-cell table:style-name="ce76" table:formula="of:=[.E18]*[.F18]" office:value-type="float" office:value="8.676" calcext:value-type="float">
            <text:p>8,68</text:p>
          </table:table-cell>
          <table:table-cell table:style-name="ce86" table:formula="of:=[.E18]*[.F18]*[$Настройки.$B$13]/1000" office:value-type="currency" office:currency="USD" office:value="0.316556756756757" calcext:value-type="currency">
            <text:p>$0,32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2-01</text:p>
          </table:table-cell>
          <table:table-cell table:style-name="ce37" office:value-type="string" calcext:value-type="string">
            <text:p>Foot</text:p>
          </table:table-cell>
          <table:table-cell table:style-name="ce77" office:value-type="float" office:value="2.291" calcext:value-type="float">
            <text:p>2,29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9]*[.D19]*[$Настройки.$B$12]" office:value-type="float" office:value="2.7492" calcext:value-type="float">
            <text:p>2,75</text:p>
          </table:table-cell>
          <table:table-cell table:style-name="ce30" office:value-type="float" office:value="4" calcext:value-type="float">
            <text:p>4</text:p>
          </table:table-cell>
          <table:table-cell table:style-name="ce77" table:formula="of:=[.E19]*[.F19]" office:value-type="float" office:value="10.9968" calcext:value-type="float">
            <text:p>11,00</text:p>
          </table:table-cell>
          <table:table-cell table:style-name="ce31" table:formula="of:=[.E19]*[.F19]*[$Настройки.$B$13]/1000" office:value-type="currency" office:currency="USD" office:value="0.401234594594594" calcext:value-type="currency">
            <text:p>$0,40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3-01-01</text:p>
          </table:table-cell>
          <table:table-cell table:style-name="ce17" office:value-type="string" calcext:value-type="string">
            <text:p>Z axis beam mount</text:p>
          </table:table-cell>
          <table:table-cell table:style-name="ce76" office:value-type="float" office:value="99.089" calcext:value-type="float">
            <text:p>99,09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0]*[.D20]*[$Настройки.$B$12]" office:value-type="float" office:value="118.9068" calcext:value-type="float">
            <text:p>118,91</text:p>
          </table:table-cell>
          <table:table-cell table:style-name="ce29" table:formula="of:=[$Расчёты.B21]" office:value-type="float" office:value="2" calcext:value-type="float">
            <text:p>2</text:p>
          </table:table-cell>
          <table:table-cell table:style-name="ce76" table:formula="of:=[.E20]*[.F20]" office:value-type="float" office:value="237.8136" calcext:value-type="float">
            <text:p>237,81</text:p>
          </table:table-cell>
          <table:table-cell table:style-name="ce86" table:formula="of:=[.E20]*[.F20]*[$Настройки.$B$13]/1000" office:value-type="currency" office:currency="USD" office:value="8.6769827027027" calcext:value-type="currency">
            <text:p>$8,68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3-02-01</text:p>
          </table:table-cell>
          <table:table-cell table:style-name="ce37" office:value-type="string" calcext:value-type="string">
            <text:p>Z axis motor mount</text:p>
          </table:table-cell>
          <table:table-cell table:style-name="ce77" office:value-type="float" office:value="23.752" calcext:value-type="float">
            <text:p>23,7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1]*[.D21]*[$Настройки.$B$12]" office:value-type="float" office:value="28.5024" calcext:value-type="float">
            <text:p>28,50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21]*[.F21]" office:value-type="float" office:value="57.0048" calcext:value-type="float">
            <text:p>57,00</text:p>
          </table:table-cell>
          <table:table-cell table:style-name="ce31" table:formula="of:=[.E21]*[.F21]*[$Настройки.$B$13]/1000" office:value-type="currency" office:currency="USD" office:value="2.07990486486486" calcext:value-type="currency">
            <text:p>$2,08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3-03-01-02</text:p>
          </table:table-cell>
          <table:table-cell table:style-name="ce17" office:value-type="string" calcext:value-type="string">
            <text:p>Bed arm</text:p>
          </table:table-cell>
          <table:table-cell table:style-name="ce76" office:value-type="float" office:value="11.586" calcext:value-type="float">
            <text:p>11,59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2]*[.D22]*[$Настройки.$B$12]" office:value-type="float" office:value="13.9032" calcext:value-type="float">
            <text:p>13,90</text:p>
          </table:table-cell>
          <table:table-cell table:style-name="ce29" table:formula="of:=[$'Покупные изделия'.C59]" office:value-type="float" office:value="6" calcext:value-type="float">
            <text:p>6</text:p>
          </table:table-cell>
          <table:table-cell table:style-name="ce76" table:formula="of:=[.E22]*[.F22]" office:value-type="float" office:value="83.4192" calcext:value-type="float">
            <text:p>83,42</text:p>
          </table:table-cell>
          <table:table-cell table:style-name="ce86" table:formula="of:=[.E22]*[.F22]*[$Настройки.$B$13]/1000" office:value-type="currency" office:currency="USD" office:value="3.04367351351351" calcext:value-type="currency">
            <text:p>$3,04</text:p>
          </table:table-cell>
          <table:table-cell table:style-name="ce33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4-03-01-03</text:p>
          </table:table-cell>
          <table:table-cell table:style-name="ce37" office:value-type="string" calcext:value-type="string">
            <text:p>Bed knob</text:p>
          </table:table-cell>
          <table:table-cell table:style-name="ce77" office:value-type="float" office:value="8.052" calcext:value-type="float">
            <text:p>8,0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3]*[.D23]*[$Настройки.$B$12]" office:value-type="float" office:value="9.6624" calcext:value-type="float">
            <text:p>9,66</text:p>
          </table:table-cell>
          <table:table-cell table:style-name="ce30" table:formula="of:=[.$F$22]" office:value-type="float" office:value="6" calcext:value-type="float">
            <text:p>6</text:p>
          </table:table-cell>
          <table:table-cell table:style-name="ce77" table:formula="of:=[.E23]*[.F23]" office:value-type="float" office:value="57.9744" calcext:value-type="float">
            <text:p>57,97</text:p>
          </table:table-cell>
          <table:table-cell table:style-name="ce31" table:formula="of:=[.E23]*[.F23]*[$Настройки.$B$13]/1000" office:value-type="currency" office:currency="USD" office:value="2.11528216216216" calcext:value-type="currency">
            <text:p>$2,12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3-03-01-01</text:p>
          </table:table-cell>
          <table:table-cell table:style-name="ce17" office:value-type="string" calcext:value-type="string">
            <text:p>2020 to 2060 mount</text:p>
          </table:table-cell>
          <table:table-cell table:style-name="ce76" office:value-type="float" office:value="11.859" calcext:value-type="float">
            <text:p>11,86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4]*[.D24]*[$Настройки.$B$12]" office:value-type="float" office:value="14.2308" calcext:value-type="float">
            <text:p>14,23</text:p>
          </table:table-cell>
          <table:table-cell table:style-name="ce29" table:formula="of:=[.$F$22]" office:value-type="float" office:value="6" calcext:value-type="float">
            <text:p>6</text:p>
          </table:table-cell>
          <table:table-cell table:style-name="ce76" table:formula="of:=[.E24]*[.F24]" office:value-type="float" office:value="85.3848" calcext:value-type="float">
            <text:p>85,38</text:p>
          </table:table-cell>
          <table:table-cell table:style-name="ce86" table:formula="of:=[.E24]*[.F24]*[$Настройки.$B$13]/1000" office:value-type="currency" office:currency="USD" office:value="3.11539135135135" calcext:value-type="currency">
            <text:p>$3,12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3-05-02</text:p>
          </table:table-cell>
          <table:table-cell table:style-name="ce37" office:value-type="string" calcext:value-type="string">
            <text:p>Optical endstop trigger</text:p>
          </table:table-cell>
          <table:table-cell table:style-name="ce77" office:value-type="float" office:value="0.213" calcext:value-type="float">
            <text:p>0,2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5]*[.D25]*[$Настройки.$B$12]" office:value-type="float" office:value="0.2556" calcext:value-type="float">
            <text:p>0,26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25]*[.F25]" office:value-type="float" office:value="0.2556" calcext:value-type="float">
            <text:p>0,26</text:p>
          </table:table-cell>
          <table:table-cell table:style-name="ce31" table:formula="of:=[.E25]*[.F25]*[$Настройки.$B$13]/1000" office:value-type="currency" office:currency="USD" office:value="0.00932594594594594" calcext:value-type="currency">
            <text:p>$0,01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3-05-01</text:p>
          </table:table-cell>
          <table:table-cell table:style-name="ce17" office:value-type="string" calcext:value-type="string">
            <text:p>Optical endstop mount</text:p>
          </table:table-cell>
          <table:table-cell table:style-name="ce76" office:value-type="float" office:value="2.032" calcext:value-type="float">
            <text:p>2,0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6]*[.D26]*[$Настройки.$B$12]" office:value-type="float" office:value="2.4384" calcext:value-type="float">
            <text:p>2,44</text:p>
          </table:table-cell>
          <table:table-cell table:style-name="ce29" office:value-type="float" office:value="1" calcext:value-type="float">
            <text:p>1</text:p>
          </table:table-cell>
          <table:table-cell table:style-name="ce76" table:formula="of:=[.E26]*[.F26]" office:value-type="float" office:value="2.4384" calcext:value-type="float">
            <text:p>2,44</text:p>
          </table:table-cell>
          <table:table-cell table:style-name="ce86" table:formula="of:=[.E26]*[.F26]*[$Настройки.$B$13]/1000" office:value-type="currency" office:currency="USD" office:value="0.0889686486486487" calcext:value-type="currency">
            <text:p>$0,09</text:p>
          </table:table-cell>
          <table:table-cell table:style-name="ce33"/>
          <table:table-cell table:number-columns-repeated="1015"/>
        </table:table-row>
        <table:table-row table:style-name="ro15">
          <table:table-cell table:style-name="ce44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17"/>
          <table:covered-table-cell table:style-name="ce76"/>
          <table:covered-table-cell table:style-name="ce79"/>
          <table:covered-table-cell table:style-name="ce83"/>
          <table:covered-table-cell table:style-name="ce84"/>
          <table:table-cell table:style-name="ce85" table:formula="of:=SUM([.G2:.G26])" office:value-type="float" office:value="1193.9436" calcext:value-type="float">
            <text:p>1 193,94</text:p>
          </table:table-cell>
          <table:table-cell table:style-name="ce87" table:formula="of:=SUM([.H2:.H26])" office:value-type="currency" office:currency="USD" office:value="43.562807027027" calcext:value-type="currency">
            <text:p>$43,56</text:p>
          </table:table-cell>
          <table:table-cell table:style-name="ce33"/>
          <table:table-cell table:number-columns-repeated="1015"/>
        </table:table-row>
        <table:table-row table:style-name="ro6">
          <table:table-cell table:number-columns-repeated="3"/>
          <table:table-cell table:style-name="ce81"/>
          <table:table-cell table:number-columns-repeated="3"/>
          <table:table-cell table:style-name="ce88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81"/>
          <table:table-cell table:number-columns-repeated="3"/>
          <table:table-cell table:style-name="ce88"/>
          <table:table-cell table:number-columns-repeated="1016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20" table:default-cell-style-name="ce18"/>
        <table:table-column table:style-name="co21" table:default-cell-style-name="ce18"/>
        <table:table-column table:style-name="co2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3" table:default-cell-style-name="ce69"/>
        <table:table-column table:style-name="co2" table:number-columns-repeated="1017" table:default-cell-style-name="ce18"/>
        <table:table-row table:style-name="ro9">
          <table:table-cell table:style-name="ce20" office:value-type="string" calcext:value-type="string">
            <text:p>Наименование детали</text:p>
          </table:table-cell>
          <table:table-cell table:style-name="ce20" office:value-type="string" calcext:value-type="string">
            <text:p>Тип профиля</text:p>
          </table:table-cell>
          <table:table-cell table:style-name="ce20" office:value-type="string" calcext:value-type="string">
            <text:p>Длина</text:p>
            <text:p>[м]</text:p>
          </table:table-cell>
          <table:table-cell table:style-name="ce20" office:value-type="string" calcext:value-type="string">
            <text:p>Количество</text:p>
            <text:p>[шт]</text:p>
          </table:table-cell>
          <table:table-cell table:style-name="ce20" office:value-type="string" calcext:value-type="string">
            <text:p>Цена профиля</text:p>
            <text:p>[$/м]</text:p>
          </table:table-cell>
          <table:table-cell table:style-name="ce20" office:value-type="string" calcext:value-type="string">
            <text:p>Цена реза</text:p>
            <text:p>[$]</text:p>
          </table:table-cell>
          <table:table-cell table:style-name="ce91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родольная балка портала</text:p>
          </table:table-cell>
          <table:table-cell table:style-name="ce17" table:content-validation-name="val13" office:value-type="string" calcext:value-type="string">
            <text:p>2060 T-slot</text:p>
          </table:table-cell>
          <table:table-cell table:style-name="ce17" table:formula="of:=[$Расчёты.B29]-0.04" office:value-type="float" office:value="0.45" calcext:value-type="float">
            <text:p>0,45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оперечная балка портал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8]" office:value-type="float" office:value="0.65" calcext:value-type="float">
            <text:p>0,65</text:p>
          </table:table-cell>
          <table:table-cell table:style-name="ce37" office:value-type="float" office:value="2" calcext:value-type="float">
            <text:p>2</text:p>
          </table:table-cell>
          <table:table-cell table:style-name="ce6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Вспомогательная балка портал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8]-0.12" office:value-type="float" office:value="0.53" calcext:value-type="float">
            <text:p>0,53</text:p>
          </table:table-cell>
          <table:table-cell table:style-name="ce17" office:value-type="float" office:value="1" calcext:value-type="float">
            <text:p>1</text:p>
          </table:table-cell>
          <table:table-cell table:style-name="ce28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Угловая стойк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30]+[$Расчёты.B31]" office:value-type="float" office:value="0.46" calcext:value-type="float">
            <text:p>0,46</text:p>
          </table:table-cell>
          <table:table-cell table:style-name="ce37" office:value-type="float" office:value="4" calcext:value-type="float">
            <text:p>4</text:p>
          </table:table-cell>
          <table:table-cell table:style-name="ce6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Вспомогательная стойк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30]-0.04" office:value-type="float" office:value="0.39" calcext:value-type="float">
            <text:p>0,39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Вспомогательная поперечин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8]-0.04" office:value-type="float" office:value="0.61" calcext:value-type="float">
            <text:p>0,61</text:p>
          </table:table-cell>
          <table:table-cell table:style-name="ce37" office:value-type="float" office:value="1" calcext:value-type="float">
            <text:p>1</text:p>
          </table:table-cell>
          <table:table-cell table:style-name="ce6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оперечная балка основания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8]-0.04" office:value-type="float" office:value="0.61" calcext:value-type="float">
            <text:p>0,61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родольная балка основания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9]-0.04" office:value-type="float" office:value="0.45" calcext:value-type="float">
            <text:p>0,45</text:p>
          </table:table-cell>
          <table:table-cell table:style-name="ce37" office:value-type="float" office:value="2" calcext:value-type="float">
            <text:p>2</text:p>
          </table:table-cell>
          <table:table-cell table:style-name="ce6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Стойка оси Z</text:p>
          </table:table-cell>
          <table:table-cell table:style-name="ce17" table:content-validation-name="val13" office:value-type="string" calcext:value-type="string">
            <text:p>2020 V-slot</text:p>
          </table:table-cell>
          <table:table-cell table:style-name="ce17" table:formula="of:=[$Расчёты.B30]-0.04" office:value-type="float" office:value="0.39" calcext:value-type="float">
            <text:p>0,39</text:p>
          </table:table-cell>
          <table:table-cell table:style-name="ce17" table:formula="of:=[$Расчёты.B21]" office:value-type="float" office:value="2" calcext:value-type="float">
            <text:p>2</text:p>
          </table:table-cell>
          <table:table-cell table:style-name="ce28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оперечная балка рамы стола</text:p>
          </table:table-cell>
          <table:table-cell table:style-name="ce37" table:content-validation-name="val13" office:value-type="string" calcext:value-type="string">
            <text:p>2060 T-slot</text:p>
          </table:table-cell>
          <table:table-cell table:style-name="ce37" table:formula="of:=[$Расчёты.B26]" office:value-type="float" office:value="0.5" calcext:value-type="float">
            <text:p>0,5</text:p>
          </table:table-cell>
          <table:table-cell table:style-name="ce37" table:formula="of:=[.D10]/2" office:value-type="float" office:value="1" calcext:value-type="float">
            <text:p>1</text:p>
          </table:table-cell>
          <table:table-cell table:style-name="ce6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родольные балки рамы стол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7]" office:value-type="float" office:value="0.32" calcext:value-type="float">
            <text:p>0,32</text:p>
          </table:table-cell>
          <table:table-cell table:style-name="ce17" table:formula="of:=IF([$Расчёты.B17]&gt;=300;3;2)" office:value-type="float" office:value="3" calcext:value-type="float">
            <text:p>3</text:p>
          </table:table-cell>
          <table:table-cell table:style-name="ce28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Балка оси X</text:p>
          </table:table-cell>
          <table:table-cell table:style-name="ce37" table:content-validation-name="val13" office:value-type="string" calcext:value-type="string">
            <text:p>2020 T-slot облегчённый</text:p>
          </table:table-cell>
          <table:table-cell table:style-name="ce37" table:formula="of:=[$Расчёты.B25]" office:value-type="float" office:value="0.5" calcext:value-type="float">
            <text:p>0,5</text:p>
          </table:table-cell>
          <table:table-cell table:style-name="ce37" office:value-type="float" office:value="1" calcext:value-type="float">
            <text:p>1</text:p>
          </table:table-cell>
          <table:table-cell table:style-name="ce6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6">
          <table:table-cell table:style-name="ce44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3"/>
          <table:covered-table-cell table:number-columns-repeated="2" table:style-name="ce21"/>
          <table:covered-table-cell table:number-columns-repeated="2" table:style-name="ce90"/>
          <table:table-cell table:style-name="ce87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69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69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69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table:table-column table:style-name="co24" table:default-cell-style-name="ce105"/>
        <table:table-column table:style-name="co25" table:default-cell-style-name="ce112"/>
        <table:table-column table:style-name="co26" table:default-cell-style-name="ce105"/>
        <table:table-column table:style-name="co27" table:number-columns-repeated="30" table:default-cell-style-name="ce105"/>
        <table:table-column table:style-name="co2" table:number-columns-repeated="991" table:default-cell-style-name="ce105"/>
        <table:table-row table:style-name="ro17">
          <table:table-cell table:style-name="ce92" table:number-columns-spanned="2" table:number-rows-spanned="5"/>
          <table:covered-table-cell table:style-name="ce106"/>
          <table:table-cell table:style-name="ce35" office:value-type="string" calcext:value-type="string">
            <text:p>Тип</text:p>
          </table:table-cell>
          <table:table-cell table:style-name="ce115" office:value-type="string" calcext:value-type="string" table:number-columns-spanned="6" table:number-rows-spanned="1">
            <text:p>Винт с полукруглой головкой</text:p>
          </table:table-cell>
          <table:covered-table-cell table:number-columns-repeated="3" table:style-name="ce115"/>
          <table:covered-table-cell table:number-columns-repeated="2" table:style-name="ce121"/>
          <table:table-cell table:style-name="ce115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15"/>
          <table:covered-table-cell table:number-columns-repeated="2" table:style-name="ce122"/>
          <table:table-cell table:style-name="ce115" office:value-type="string" calcext:value-type="string" table:number-columns-spanned="8" table:number-rows-spanned="1">
            <text:p>Винт с потайной головкой</text:p>
          </table:table-cell>
          <table:covered-table-cell table:number-columns-repeated="7" table:style-name="ce121"/>
          <table:table-cell table:style-name="ce122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121"/>
          <table:table-cell table:style-name="ce115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121"/>
          <table:table-cell table:style-name="ce115" office:value-type="string" calcext:value-type="string" table:number-columns-spanned="2" table:number-rows-spanned="1">
            <text:p>Т-гайка</text:p>
          </table:table-cell>
          <table:covered-table-cell table:style-name="ce121"/>
          <table:table-cell table:style-name="ce123" office:value-type="string" calcext:value-type="string">
            <text:p>Резьб. Вставка</text:p>
          </table:table-cell>
          <table:table-cell table:style-name="ce123" office:value-type="string" calcext:value-type="string">
            <text:p>Болт</text:p>
          </table:table-cell>
          <table:table-cell table:style-name="ce122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22"/>
          <table:table-cell table:style-name="ce124"/>
          <table:table-cell table:style-name="ce126" table:number-columns-repeated="989"/>
          <table:table-cell/>
        </table:table-row>
        <table:table-row table:style-name="ro6">
          <table:covered-table-cell table:style-name="ce93"/>
          <table:covered-table-cell table:style-name="ce107"/>
          <table:table-cell table:style-name="ce20" office:value-type="string" calcext:value-type="string">
            <text:p>D резьбы</text:p>
          </table:table-cell>
          <table:table-cell table:style-name="ce116" office:value-type="string" calcext:value-type="string" table:number-columns-spanned="3" table:number-rows-spanned="1">
            <text:p>M3</text:p>
          </table:table-cell>
          <table:covered-table-cell table:number-columns-repeated="2" table:style-name="ce116" office:value-type="string" calcext:value-type="string">
            <text:p>M3</text:p>
          </table:covered-table-cell>
          <table:table-cell table:style-name="ce116" office:value-type="string" calcext:value-type="string" table:number-columns-spanned="2" table:number-rows-spanned="1">
            <text:p>M4</text:p>
          </table:table-cell>
          <table:covered-table-cell table:style-name="ce110" office:value-type="string" calcext:value-type="string">
            <text:p>M4</text:p>
          </table:covered-table-cell>
          <table:table-cell table:style-name="ce110" office:value-type="string" calcext:value-type="string">
            <text:p>M6</text:p>
          </table:table-cell>
          <table:table-cell table:style-name="ce116" office:value-type="string" calcext:value-type="string" table:number-columns-spanned="2" table:number-rows-spanned="1">
            <text:p>M3</text:p>
          </table:table-cell>
          <table:covered-table-cell table:style-name="ce110"/>
          <table:table-cell table:style-name="ce116" office:value-type="string" calcext:value-type="string" table:number-columns-spanned="2" table:number-rows-spanned="1">
            <text:p>M4</text:p>
          </table:table-cell>
          <table:covered-table-cell table:style-name="ce110"/>
          <table:table-cell table:style-name="ce116" office:value-type="string" calcext:value-type="string" table:number-columns-spanned="6" table:number-rows-spanned="1">
            <text:p>M3</text:p>
          </table:table-cell>
          <table:covered-table-cell table:number-columns-repeated="5" table:style-name="ce110" office:value-type="string" calcext:value-type="string">
            <text:p>M3</text:p>
          </table:covered-table-cell>
          <table:table-cell table:style-name="ce110" office:value-type="string" calcext:value-type="string">
            <text:p>M4</text:p>
          </table:table-cell>
          <table:table-cell table:style-name="ce110" office:value-type="string" calcext:value-type="string">
            <text:p>M6</text:p>
          </table:table-cell>
          <table:table-cell table:style-name="ce116" office:value-type="string" calcext:value-type="string" table:number-columns-spanned="2" table:number-rows-spanned="1">
            <text:p>M3</text:p>
          </table:table-cell>
          <table:covered-table-cell table:style-name="ce110"/>
          <table:table-cell table:style-name="ce116" office:value-type="string" calcext:value-type="string" table:number-columns-spanned="1" table:number-rows-spanned="2">
            <text:p>M3</text:p>
          </table:table-cell>
          <table:table-cell table:style-name="ce116" office:value-type="string" calcext:value-type="string" table:number-columns-spanned="1" table:number-rows-spanned="2">
            <text:p>M4</text:p>
          </table:table-cell>
          <table:table-cell table:style-name="ce116" office:value-type="string" calcext:value-type="string" table:number-columns-spanned="1" table:number-rows-spanned="2">
            <text:p>M5</text:p>
          </table:table-cell>
          <table:table-cell table:style-name="ce116" office:value-type="string" calcext:value-type="string" table:number-columns-spanned="1" table:number-rows-spanned="2">
            <text:p>М3</text:p>
          </table:table-cell>
          <table:table-cell table:style-name="ce116" office:value-type="string" calcext:value-type="string" table:number-columns-spanned="1" table:number-rows-spanned="2">
            <text:p>М4</text:p>
          </table:table-cell>
          <table:table-cell table:style-name="ce116" office:value-type="string" calcext:value-type="string">
            <text:p>M3</text:p>
          </table:table-cell>
          <table:table-cell table:style-name="ce110" office:value-type="string" calcext:value-type="string">
            <text:p>М5</text:p>
          </table:table-cell>
          <table:table-cell table:style-name="ce116" office:value-type="string" calcext:value-type="string" table:number-columns-spanned="1" table:number-rows-spanned="2">
            <text:p>М3</text:p>
          </table:table-cell>
          <table:table-cell table:style-name="ce116" office:value-type="string" calcext:value-type="string" table:number-columns-spanned="1" table:number-rows-spanned="2">
            <text:p>М4</text:p>
          </table:table-cell>
          <table:table-cell table:style-name="ce122" office:value-type="string" calcext:value-type="string" table:number-columns-spanned="1" table:number-rows-spanned="2">
            <text:p>M8 Рег.</text:p>
          </table:table-cell>
          <table:table-cell table:style-name="ce111"/>
          <table:table-cell table:style-name="ce112" table:number-columns-repeated="988"/>
          <table:table-cell table:number-columns-repeated="2"/>
        </table:table-row>
        <table:table-row table:style-name="ro6">
          <table:covered-table-cell table:style-name="ce93"/>
          <table:covered-table-cell table:style-name="ce107"/>
          <table:table-cell table:style-name="ce20" office:value-type="string" calcext:value-type="string">
            <text:p>L винта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8" calcext:value-type="float">
            <text:p>8</text:p>
          </table:table-cell>
          <table:table-cell table:number-columns-repeated="2" table:style-name="ce110" office:value-type="float" office:value="12" calcext:value-type="float">
            <text:p>12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40" calcext:value-type="float">
            <text:p>40</text:p>
          </table:table-cell>
          <table:covered-table-cell table:number-columns-repeated="5" table:style-name="ce110"/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50" calcext:value-type="float">
            <text:p>50</text:p>
          </table:table-cell>
          <table:covered-table-cell table:number-columns-repeated="3" table:style-name="ce110"/>
          <table:table-cell table:style-name="ce111"/>
          <table:table-cell table:style-name="ce112" table:number-columns-repeated="988"/>
          <table:table-cell table:number-columns-repeated="2"/>
        </table:table-row>
        <table:table-row table:style-name="ro6">
          <table:covered-table-cell table:style-name="ce94"/>
          <table:covered-table-cell table:style-name="ce108"/>
          <table:table-cell table:style-name="ce91" office:value-type="string" calcext:value-type="string">
            <text:p>Цена ед.</text:p>
          </table:table-cell>
          <table:table-cell table:style-name="ce117" table:formula="of:=3.33/74" office:value-type="currency" office:currency="USD" office:value="0.045" calcext:value-type="currency">
            <text:p>$0,05</text:p>
          </table:table-cell>
          <table:table-cell table:style-name="ce117" table:formula="of:=3.75/74" office:value-type="currency" office:currency="USD" office:value="0.0506756756756757" calcext:value-type="currency">
            <text:p>$0,05</text:p>
          </table:table-cell>
          <table:table-cell table:style-name="ce117" table:formula="of:=4.9/74" office:value-type="currency" office:currency="USD" office:value="0.0662162162162162" calcext:value-type="currency">
            <text:p>$0,07</text:p>
          </table:table-cell>
          <table:table-cell table:style-name="ce117" table:formula="of:=5.95/74" office:value-type="currency" office:currency="USD" office:value="0.0804054054054054" calcext:value-type="currency">
            <text:p>$0,08</text:p>
          </table:table-cell>
          <table:table-cell table:style-name="ce117" table:formula="of:=5.6/74" office:value-type="currency" office:currency="USD" office:value="0.0756756756756757" calcext:value-type="currency">
            <text:p>$0,08</text:p>
          </table:table-cell>
          <table:table-cell table:style-name="ce117" table:formula="of:=10.12/74" office:value-type="currency" office:currency="USD" office:value="0.136756756756757" calcext:value-type="currency">
            <text:p>$0,14</text:p>
          </table:table-cell>
          <table:table-cell table:style-name="ce117" table:formula="of:=3.92/74" office:value-type="currency" office:currency="USD" office:value="0.052972972972973" calcext:value-type="currency">
            <text:p>$0,05</text:p>
          </table:table-cell>
          <table:table-cell table:style-name="ce117" table:formula="of:=7.59/74" office:value-type="currency" office:currency="USD" office:value="0.102567567567568" calcext:value-type="currency">
            <text:p>$0,10</text:p>
          </table:table-cell>
          <table:table-cell table:style-name="ce117" table:formula="of:=8.75/74" office:value-type="currency" office:currency="USD" office:value="0.118243243243243" calcext:value-type="currency">
            <text:p>$0,12</text:p>
          </table:table-cell>
          <table:table-cell table:style-name="ce117" table:formula="of:=7.53/74" office:value-type="currency" office:currency="USD" office:value="0.101756756756757" calcext:value-type="currency">
            <text:p>$0,10</text:p>
          </table:table-cell>
          <table:table-cell table:style-name="ce117" table:formula="of:=2.21/74" office:value-type="currency" office:currency="USD" office:value="0.0298648648648649" calcext:value-type="currency">
            <text:p>$0,03</text:p>
          </table:table-cell>
          <table:table-cell table:style-name="ce117" table:formula="of:=2.87/74" office:value-type="currency" office:currency="USD" office:value="0.0387837837837838" calcext:value-type="currency">
            <text:p>$0,04</text:p>
          </table:table-cell>
          <table:table-cell table:style-name="ce117" table:formula="of:=2.55/74" office:value-type="currency" office:currency="USD" office:value="0.0344594594594595" calcext:value-type="currency">
            <text:p>$0,03</text:p>
          </table:table-cell>
          <table:table-cell table:style-name="ce117" table:formula="of:=4.1/74" office:value-type="currency" office:currency="USD" office:value="0.0554054054054054" calcext:value-type="currency">
            <text:p>$0,06</text:p>
          </table:table-cell>
          <table:table-cell table:style-name="ce117" table:formula="of:=9.31/74" office:value-type="currency" office:currency="USD" office:value="0.125810810810811" calcext:value-type="currency">
            <text:p>$0,13</text:p>
          </table:table-cell>
          <table:table-cell table:style-name="ce117" table:formula="of:=18.27/74" office:value-type="currency" office:currency="USD" office:value="0.246891891891892" calcext:value-type="currency">
            <text:p>$0,25</text:p>
          </table:table-cell>
          <table:table-cell table:style-name="ce117" table:formula="of:=4.97/74" office:value-type="currency" office:currency="USD" office:value="0.0671621621621622" calcext:value-type="currency">
            <text:p>$0,07</text:p>
          </table:table-cell>
          <table:table-cell table:style-name="ce117" table:formula="of:=10.12/74" office:value-type="currency" office:currency="USD" office:value="0.136756756756757" calcext:value-type="currency">
            <text:p>$0,14</text:p>
          </table:table-cell>
          <table:table-cell table:style-name="ce117" table:formula="of:=3.22/74" office:value-type="currency" office:currency="USD" office:value="0.0435135135135135" calcext:value-type="currency">
            <text:p>$0,04</text:p>
          </table:table-cell>
          <table:table-cell table:style-name="ce117" table:formula="of:=7.95/74" office:value-type="currency" office:currency="USD" office:value="0.107432432432432" calcext:value-type="currency">
            <text:p>$0,11</text:p>
          </table:table-cell>
          <table:table-cell table:style-name="ce117" table:formula="of:=2.52/74" office:value-type="currency" office:currency="USD" office:value="0.0340540540540541" calcext:value-type="currency">
            <text:p>$0,03</text:p>
          </table:table-cell>
          <table:table-cell table:style-name="ce117" table:formula="of:=2.42/74" office:value-type="currency" office:currency="USD" office:value="0.0327027027027027" calcext:value-type="currency">
            <text:p>$0,03</text:p>
          </table:table-cell>
          <table:table-cell table:style-name="ce117" table:formula="of:=3.05/74" office:value-type="currency" office:currency="USD" office:value="0.0412162162162162" calcext:value-type="currency">
            <text:p>$0,04</text:p>
          </table:table-cell>
          <table:table-cell table:style-name="ce117" table:formula="of:=8.59/100" office:value-type="currency" office:currency="USD" office:value="0.0859" calcext:value-type="currency">
            <text:p>$0,09</text:p>
          </table:table-cell>
          <table:table-cell table:style-name="ce117" table:formula="of:=8.59/100" office:value-type="currency" office:currency="USD" office:value="0.0859" calcext:value-type="currency">
            <text:p>$0,09</text:p>
          </table:table-cell>
          <table:table-cell table:style-name="ce117" table:formula="of:=4.43/100" office:value-type="currency" office:currency="USD" office:value="0.0443" calcext:value-type="currency">
            <text:p>$0,04</text:p>
          </table:table-cell>
          <table:table-cell table:style-name="ce117" table:formula="of:=17.4/74" office:value-type="currency" office:currency="USD" office:value="0.235135135135135" calcext:value-type="currency">
            <text:p>$0,24</text:p>
          </table:table-cell>
          <table:table-cell table:style-name="ce117" table:formula="of:=0.6/74" office:value-type="currency" office:currency="USD" office:value="0.00810810810810811" calcext:value-type="currency">
            <text:p>$0,01</text:p>
          </table:table-cell>
          <table:table-cell table:style-name="ce117" table:formula="of:=0.91/74" office:value-type="currency" office:currency="USD" office:value="0.0122972972972973" calcext:value-type="currency">
            <text:p>$0,01</text:p>
          </table:table-cell>
          <table:table-cell table:style-name="ce117" table:formula="of:=28.67/74" office:value-type="currency" office:currency="USD" office:value="0.387432432432432" calcext:value-type="currency">
            <text:p>$0,39</text:p>
          </table:table-cell>
          <table:table-cell table:style-name="ce125"/>
          <table:table-cell table:style-name="ce127" table:number-columns-repeated="988"/>
          <table:table-cell table:style-name="ce112"/>
          <table:table-cell/>
        </table:table-row>
        <table:table-row table:style-name="ro7">
          <table:covered-table-cell table:style-name="ce95"/>
          <table:covered-table-cell table:style-name="ce107"/>
          <table:table-cell table:style-name="ce20" office:value-type="string" calcext:value-type="string">
            <text:p>Ссылка</text:p>
          </table:table-cell>
          <table:table-cell table:style-name="ce110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10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10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10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10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10" office:value-type="string" calcext:value-type="string">
            <text:p><text:a xlink:href="https://letyshops.com/r/aliexpress-041e9f7da983" xlink:type="simple">Link</text:a></text:p>
          </table:table-cell>
          <table:table-cell table:style-name="ce110" office:value-type="string" calcext:value-type="string">
            <text:p><text:a xlink:href="https://letyshops.com/r/aliexpress-041e9f7da983" xlink:type="simple">Link</text:a></text:p>
          </table:table-cell>
          <table:table-cell table:style-name="ce110" office:value-type="string" calcext:value-type="string">
            <text:p><text:a xlink:href="https://aliexpress.ru/item/32958273559.html" xlink:type="simple">Link</text:a></text:p>
          </table:table-cell>
          <table:table-cell table:style-name="ce110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10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10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10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104"/>
          <table:table-cell table:number-columns-repeated="990"/>
        </table:table-row>
        <table:table-row table:style-name="ro6">
          <table:table-cell table:style-name="ce96" office:value-type="string" calcext:value-type="string">
            <text:p>Сборка</text:p>
          </table:table-cell>
          <table:table-cell table:style-name="ce96" office:value-type="string" calcext:value-type="string">
            <text:p>Ед.</text:p>
          </table:table-cell>
          <table:table-cell table:style-name="ce113" table:number-columns-repeated="31"/>
          <table:table-cell table:style-name="ce104"/>
          <table:table-cell table:number-columns-repeated="990"/>
        </table:table-row>
        <table:table-row table:style-name="ro6">
          <table:table-cell table:style-name="ce17" office:value-type="string" calcext:value-type="string">
            <text:p>V05-00-00 — K3D VOSTOK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5"/>
          <table:table-cell table:style-name="ce118" office:value-type="float" office:value="34" calcext:value-type="float">
            <text:p>34</text:p>
          </table:table-cell>
          <table:table-cell table:style-name="ce118" table:number-columns-repeated="24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1-00 — XY portal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18"/>
          <table:table-cell table:style-name="ce71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table:number-columns-repeated="6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1-00 — X axis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18"/>
          <table:table-cell table:style-name="ce118" office:value-type="float" office:value="13" calcext:value-type="float">
            <text:p>13</text:p>
          </table:table-cell>
          <table:table-cell table:style-name="ce118" table:number-columns-repeated="4"/>
          <table:table-cell table:style-name="ce118" office:value-type="float" office:value="13" calcext:value-type="float">
            <text:p>13</text:p>
          </table:table-cell>
          <table:table-cell table:style-name="ce118" table:number-columns-repeated="6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1-01-01-00 — Y axis carriage</text:p>
          </table:table-cell>
          <table:table-cell table:style-name="ce71" office:value-type="float" office:value="2" calcext:value-type="float">
            <text:p>2</text:p>
          </table:table-cell>
          <table:table-cell table:style-name="ce113"/>
          <table:table-cell table:style-name="ce71" office:value-type="float" office:value="2" calcext:value-type="float">
            <text:p>2</text:p>
          </table:table-cell>
          <table:table-cell table:style-name="ce71" table:number-columns-repeated="9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4+6" office:value-type="float" office:value="10" calcext:value-type="float">
            <text:p>10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0" office:value-type="string" calcext:value-type="string">
            <text:p>V05-01-01-02-00 — BMG Print head</text:p>
          </table:table-cell>
          <table:table-cell table:style-name="ce70" table:formula="of:=[$Расчёты.B20]" office:value-type="float" office:value="2" calcext:value-type="float">
            <text:p>2</text:p>
          </table:table-cell>
          <table:table-cell table:style-name="ce113"/>
          <table:table-cell table:style-name="ce118" office:value-type="float" office:value="4" calcext:value-type="float">
            <text:p>4</text:p>
          </table:table-cell>
          <table:table-cell table:style-name="ce118"/>
          <table:table-cell table:style-name="ce118" office:value-type="float" office:value="4" calcext:value-type="float">
            <text:p>4</text:p>
          </table:table-cell>
          <table:table-cell table:style-name="ce118" table:number-columns-repeated="9"/>
          <table:table-cell table:style-name="ce118" office:value-type="float" office:value="1" calcext:value-type="float">
            <text:p>1</text:p>
          </table:table-cell>
          <table:table-cell table:style-name="ce118" table:number-columns-repeated="6"/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9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1-01-03-00 — Roller assembly</text:p>
          </table:table-cell>
          <table:table-cell table:style-name="ce71" table:formula="of:=4*[.B11]+2" office:value-type="float" office:value="10" calcext:value-type="float">
            <text:p>10</text:p>
          </table:table-cell>
          <table:table-cell table:style-name="ce113"/>
          <table:table-cell table:style-name="ce71" table:number-columns-repeated="27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2-00 — X axis drive assembly</text:p>
          </table:table-cell>
          <table:table-cell table:style-name="ce70" office:value-type="float" office:value="2" calcext:value-type="float">
            <text:p>2</text:p>
          </table:table-cell>
          <table:table-cell table:style-name="ce113"/>
          <table:table-cell table:style-name="ce118" office:value-type="float" office:value="4" calcext:value-type="float">
            <text:p>4</text:p>
          </table:table-cell>
          <table:table-cell table:style-name="ce118" table:number-columns-repeated="2"/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8" table:number-columns-repeated="12"/>
          <table:table-cell table:style-name="ce118" office:value-type="float" office:value="4" calcext:value-type="float">
            <text:p>4</text:p>
          </table:table-cell>
          <table:table-cell table:style-name="ce118" table:number-columns-repeated="3"/>
          <table:table-cell table:style-name="ce118" office:value-type="float" office:value="7" calcext:value-type="float">
            <text:p>7</text:p>
          </table:table-cell>
          <table:table-cell table:style-name="ce118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1-03-00 — Y axis drive assembly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16"/>
          <table:table-cell table:style-name="ce71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4-00 — Left belt tensioner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3"/>
          <table:table-cell table:style-name="ce118" office:value-type="float" office:value="4" calcext:value-type="float">
            <text:p>4</text:p>
          </table:table-cell>
          <table:table-cell table:style-name="ce118" table:number-columns-repeated="9"/>
          <table:table-cell table:style-name="ce118" table:formula="of:=[.AD15]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table:number-columns-repeated="5"/>
          <table:table-cell table:style-name="ce118" table:formula="of:=[.AD15]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5" calcext:value-type="float">
            <text:p>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table:number-columns-repeated="3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1-05-00 — Right belt tensioner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table:number-columns-repeated="9"/>
          <table:table-cell table:style-name="ce71" table:formula="of:=[.AD16]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table:number-columns-repeated="5"/>
          <table:table-cell table:style-name="ce71" table:formula="of:=[.AD16]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table:formula="of:=[$Расчёты.B20]" office:value-type="float" office:value="2" calcext:value-type="float">
            <text:p>2</text:p>
          </table:table-cell>
          <table:table-cell table:style-name="ce71" table:number-columns-repeated="3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6-00 — X axis mechanical endstop</text:p>
          </table:table-cell>
          <table:table-cell table:style-name="ce70" table:formula="of:=IF([$Расчёты.B20]=2;2;0)" office:value-type="float" office:value="2" calcext:value-type="float">
            <text:p>2</text:p>
          </table:table-cell>
          <table:table-cell table:style-name="ce113"/>
          <table:table-cell table:style-name="ce70" table:number-columns-repeated="18"/>
          <table:table-cell table:style-name="ce70" office:value-type="float" office:value="2" calcext:value-type="float">
            <text:p>2</text:p>
          </table:table-cell>
          <table:table-cell table:style-name="ce70" table:number-columns-repeated="11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2-00 — Lower frame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16"/>
          <table:table-cell table:style-name="ce71" office:value-type="float" office:value="4" calcext:value-type="float">
            <text:p>4</text:p>
          </table:table-cell>
          <table:table-cell table:style-name="ce71" table:number-columns-repeated="13"/>
          <table:table-cell table:style-name="ce104"/>
          <table:table-cell table:number-columns-repeated="990"/>
        </table:table-row>
        <table:table-row table:style-name="ro6">
          <table:table-cell table:style-name="ce102" office:value-type="string" calcext:value-type="string">
            <text:p>V05-03-00 — Z axis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70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1-00 — Z axis guide</text:p>
          </table:table-cell>
          <table:table-cell table:style-name="ce71" table:formula="of:=[$Расчёты.B21]" office:value-type="float" office:value="2" calcext:value-type="float">
            <text:p>2</text:p>
          </table:table-cell>
          <table:table-cell table:style-name="ce113"/>
          <table:table-cell table:style-name="ce71" table:number-columns-repeated="9"/>
          <table:table-cell table:style-name="ce71" office:value-type="float" office:value="3" calcext:value-type="float">
            <text:p>3</text:p>
          </table:table-cell>
          <table:table-cell table:style-name="ce71" table:number-columns-repeated="6"/>
          <table:table-cell table:style-name="ce71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2-00 — Z axis drive</text:p>
          </table:table-cell>
          <table:table-cell table:style-name="ce70" office:value-type="float" office:value="2" calcext:value-type="float">
            <text:p>2</text:p>
          </table:table-cell>
          <table:table-cell table:style-name="ce113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4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15"/>
          <table:table-cell table:style-name="ce70" office:value-type="float" office:value="3" calcext:value-type="float">
            <text:p>3</text:p>
          </table:table-cell>
          <table:table-cell table:style-name="ce70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3-00 — Heatbed frame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100" office:value-type="string" calcext:value-type="string">
            <text:p>V05-03-03-01-00 — Bed arm</text:p>
          </table:table-cell>
          <table:table-cell table:style-name="ce70" table:formula="of:=[$'Покупные изделия'.C59]/2" office:value-type="float" office:value="3" calcext:value-type="float">
            <text:p>3</text:p>
          </table:table-cell>
          <table:table-cell table:style-name="ce113"/>
          <table:table-cell table:style-name="ce70" table:number-columns-repeated="3"/>
          <table:table-cell table:style-name="ce70" office:value-type="float" office:value="10" calcext:value-type="float">
            <text:p>10</text:p>
          </table:table-cell>
          <table:table-cell table:style-name="ce70" table:number-columns-repeated="12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12" calcext:value-type="float">
            <text:p>12</text:p>
          </table:table-cell>
          <table:table-cell table:style-name="ce70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4-00 — Heatbed install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15"/>
          <table:table-cell table:style-name="ce71" table:formula="of:=[.B23]*2" office:value-type="float" office:value="6" calcext:value-type="float">
            <text:p>6</text:p>
          </table:table-cell>
          <table:table-cell table:style-name="ce71" table:number-columns-repeated="9"/>
          <table:table-cell table:style-name="ce71" table:formula="of:=[.S24]" office:value-type="float" office:value="6" calcext:value-type="float">
            <text:p>6</text:p>
          </table:table-cell>
          <table:table-cell table:style-name="ce71" table:number-columns-repeated="4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5-00 — Optical endstop install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14"/>
          <table:table-cell table:style-name="ce70" office:value-type="float" office:value="2" calcext:value-type="float">
            <text:p>2</text:p>
          </table:table-cell>
          <table:table-cell table:style-name="ce70" table:number-columns-repeated="5"/>
          <table:table-cell table:style-name="ce70" office:value-type="float" office:value="2" calcext:value-type="float">
            <text:p>2</text:p>
          </table:table-cell>
          <table:table-cell table:style-name="ce70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4-00 — Enclosure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109"/>
          <table:table-cell table:style-name="ce107" table:formula="of:=[.$B7]*[.D7]+[.$B8]*[.D8]+[.$B9]*[.D9]+[.$B10]*[.D10]+[.$B11]*[.D11]+[.$B12]*[.D12]+[.$B13]*[.D13]+[.$B14]*[.D14]+[.$B15]*[.D15]+[.$B16]*[.D16]+[.$B17]*[.D17]+[.$B18]*[.D18]+[.$B19]*[.D19]+[.$B20]*[.D20]+[.$B21]*[.D21]+[.$B22]*[.D22]+[.$B23]*[.D23]+[.$B24]*[.D24]+[.$B25]*[.D25]+[.$B26]*[.D26]" office:value-type="float" office:value="20" calcext:value-type="float">
            <text:p>20</text:p>
          </table:table-cell>
          <table:table-cell table:style-name="ce107" table:formula="of:=[.$B7]*[.E7]+[.$B8]*[.E8]+[.$B9]*[.E9]+[.$B10]*[.E10]+[.$B11]*[.E11]+[.$B12]*[.E12]+[.$B13]*[.E13]+[.$B14]*[.E14]+[.$B15]*[.E15]+[.$B16]*[.E16]+[.$B17]*[.E17]+[.$B18]*[.E18]+[.$B19]*[.E19]+[.$B20]*[.E20]+[.$B21]*[.E21]+[.$B22]*[.E22]+[.$B23]*[.E23]+[.$B24]*[.E24]+[.$B25]*[.E25]+[.$B26]*[.E26]" office:value-type="float" office:value="16" calcext:value-type="float">
            <text:p>16</text:p>
          </table:table-cell>
          <table:table-cell table:style-name="ce107" table:formula="of:=[.$B7]*[.F7]+[.$B8]*[.F8]+[.$B9]*[.F9]+[.$B10]*[.F10]+[.$B11]*[.F11]+[.$B12]*[.F12]+[.$B13]*[.F13]+[.$B14]*[.F14]+[.$B15]*[.F15]+[.$B16]*[.F16]+[.$B17]*[.F17]+[.$B18]*[.F18]+[.$B19]*[.F19]+[.$B20]*[.F20]+[.$B21]*[.F21]+[.$B22]*[.F22]+[.$B23]*[.F23]+[.$B24]*[.F24]+[.$B25]*[.F25]+[.$B26]*[.F26]" office:value-type="float" office:value="8" calcext:value-type="float">
            <text:p>8</text:p>
          </table:table-cell>
          <table:table-cell table:style-name="ce107" table:formula="of:=[.$B7]*[.G7]+[.$B8]*[.G8]+[.$B9]*[.G9]+[.$B10]*[.G10]+[.$B11]*[.G11]+[.$B12]*[.G12]+[.$B13]*[.G13]+[.$B14]*[.G14]+[.$B15]*[.G15]+[.$B16]*[.G16]+[.$B17]*[.G17]+[.$B18]*[.G18]+[.$B19]*[.G19]+[.$B20]*[.G20]+[.$B21]*[.G21]+[.$B22]*[.G22]+[.$B23]*[.G23]+[.$B24]*[.G24]+[.$B25]*[.G25]+[.$B26]*[.G26]" office:value-type="float" office:value="56" calcext:value-type="float">
            <text:p>56</text:p>
          </table:table-cell>
          <table:table-cell table:style-name="ce107" table:formula="of:=[.$B7]*[.H7]+[.$B8]*[.H8]+[.$B9]*[.H9]+[.$B10]*[.H10]+[.$B11]*[.H11]+[.$B12]*[.H12]+[.$B13]*[.H13]+[.$B14]*[.H14]+[.$B15]*[.H15]+[.$B16]*[.H16]+[.$B17]*[.H17]+[.$B18]*[.H18]+[.$B19]*[.H19]+[.$B20]*[.H20]+[.$B21]*[.H21]+[.$B22]*[.H22]+[.$B23]*[.H23]+[.$B24]*[.H24]+[.$B25]*[.H25]+[.$B26]*[.H26]" office:value-type="float" office:value="2" calcext:value-type="float">
            <text:p>2</text:p>
          </table:table-cell>
          <table:table-cell table:style-name="ce107" table:formula="of:=[.$B7]*[.I7]+[.$B8]*[.I8]+[.$B9]*[.I9]+[.$B10]*[.I10]+[.$B11]*[.I11]+[.$B12]*[.I12]+[.$B13]*[.I13]+[.$B14]*[.I14]+[.$B15]*[.I15]+[.$B16]*[.I16]+[.$B17]*[.I17]+[.$B18]*[.I18]+[.$B19]*[.I19]+[.$B20]*[.I20]+[.$B21]*[.I21]+[.$B22]*[.I22]+[.$B23]*[.I23]+[.$B24]*[.I24]+[.$B25]*[.I25]+[.$B26]*[.I26]" office:value-type="float" office:value="34" calcext:value-type="float">
            <text:p>34</text:p>
          </table:table-cell>
          <table:table-cell table:style-name="ce107" table:formula="of:=[.$B7]*[.J7]+[.$B8]*[.J8]+[.$B9]*[.J9]+[.$B10]*[.J10]+[.$B11]*[.J11]+[.$B12]*[.J12]+[.$B13]*[.J13]+[.$B14]*[.J14]+[.$B15]*[.J15]+[.$B16]*[.J16]+[.$B17]*[.J17]+[.$B18]*[.J18]+[.$B19]*[.J19]+[.$B20]*[.J20]+[.$B21]*[.J21]+[.$B22]*[.J22]+[.$B23]*[.J23]+[.$B24]*[.J24]+[.$B25]*[.J25]+[.$B26]*[.J26]" office:value-type="float" office:value="12" calcext:value-type="float">
            <text:p>12</text:p>
          </table:table-cell>
          <table:table-cell table:style-name="ce107" table:formula="of:=[.$B7]*[.K7]+[.$B8]*[.K8]+[.$B9]*[.K9]+[.$B10]*[.K10]+[.$B11]*[.K11]+[.$B12]*[.K12]+[.$B13]*[.K13]+[.$B14]*[.K14]+[.$B15]*[.K15]+[.$B16]*[.K16]+[.$B17]*[.K17]+[.$B18]*[.K18]+[.$B19]*[.K19]+[.$B20]*[.K20]+[.$B21]*[.K21]+[.$B22]*[.K22]+[.$B23]*[.K23]+[.$B24]*[.K24]+[.$B25]*[.K25]+[.$B26]*[.K26]" office:value-type="float" office:value="12" calcext:value-type="float">
            <text:p>12</text:p>
          </table:table-cell>
          <table:table-cell table:style-name="ce107" table:formula="of:=[.$B7]*[.L7]+[.$B8]*[.L8]+[.$B9]*[.L9]+[.$B10]*[.L10]+[.$B11]*[.L11]+[.$B12]*[.L12]+[.$B13]*[.L13]+[.$B14]*[.L14]+[.$B15]*[.L15]+[.$B16]*[.L16]+[.$B17]*[.L17]+[.$B18]*[.L18]+[.$B19]*[.L19]+[.$B20]*[.L20]+[.$B21]*[.L21]+[.$B22]*[.L22]+[.$B23]*[.L23]+[.$B24]*[.L24]+[.$B25]*[.L25]+[.$B26]*[.L26]" office:value-type="float" office:value="6" calcext:value-type="float">
            <text:p>6</text:p>
          </table:table-cell>
          <table:table-cell table:style-name="ce107" table:formula="of:=[.$B7]*[.M7]+[.$B8]*[.M8]+[.$B9]*[.M9]+[.$B10]*[.M10]+[.$B11]*[.M11]+[.$B12]*[.M12]+[.$B13]*[.M13]+[.$B14]*[.M14]+[.$B15]*[.M15]+[.$B16]*[.M16]+[.$B17]*[.M17]+[.$B18]*[.M18]+[.$B19]*[.M19]+[.$B20]*[.M20]+[.$B21]*[.M21]+[.$B22]*[.M22]+[.$B23]*[.M23]+[.$B24]*[.M24]+[.$B25]*[.M25]+[.$B26]*[.M26]" office:value-type="float" office:value="6" calcext:value-type="float">
            <text:p>6</text:p>
          </table:table-cell>
          <table:table-cell table:style-name="ce107" table:formula="of:=[.$B7]*[.N7]+[.$B8]*[.N8]+[.$B9]*[.N9]+[.$B10]*[.N10]+[.$B11]*[.N11]+[.$B12]*[.N12]+[.$B13]*[.N13]+[.$B14]*[.N14]+[.$B15]*[.N15]+[.$B16]*[.N16]+[.$B17]*[.N17]+[.$B18]*[.N18]+[.$B19]*[.N19]+[.$B20]*[.N20]+[.$B21]*[.N21]+[.$B22]*[.N22]+[.$B23]*[.N23]+[.$B24]*[.N24]+[.$B25]*[.N25]+[.$B26]*[.N26]" office:value-type="float" office:value="8" calcext:value-type="float">
            <text:p>8</text:p>
          </table:table-cell>
          <table:table-cell table:style-name="ce107" table:formula="of:=[.$B7]*[.O7]+[.$B8]*[.O8]+[.$B9]*[.O9]+[.$B10]*[.O10]+[.$B11]*[.O11]+[.$B12]*[.O12]+[.$B13]*[.O13]+[.$B14]*[.O14]+[.$B15]*[.O15]+[.$B16]*[.O16]+[.$B17]*[.O17]+[.$B18]*[.O18]+[.$B19]*[.O19]+[.$B20]*[.O20]+[.$B21]*[.O21]+[.$B22]*[.O22]+[.$B23]*[.O23]+[.$B24]*[.O24]+[.$B25]*[.O25]+[.$B26]*[.O26]" office:value-type="float" office:value="2" calcext:value-type="float">
            <text:p>2</text:p>
          </table:table-cell>
          <table:table-cell table:style-name="ce107" table:formula="of:=[.$B7]*[.P7]+[.$B8]*[.P8]+[.$B9]*[.P9]+[.$B10]*[.P10]+[.$B11]*[.P11]+[.$B12]*[.P12]+[.$B13]*[.P13]+[.$B14]*[.P14]+[.$B15]*[.P15]+[.$B16]*[.P16]+[.$B17]*[.P17]+[.$B18]*[.P18]+[.$B19]*[.P19]+[.$B20]*[.P20]+[.$B21]*[.P21]+[.$B22]*[.P22]+[.$B23]*[.P23]+[.$B24]*[.P24]+[.$B25]*[.P25]+[.$B26]*[.P26]" office:value-type="float" office:value="2" calcext:value-type="float">
            <text:p>2</text:p>
          </table:table-cell>
          <table:table-cell table:style-name="ce107" table:formula="of:=[.$B7]*[.Q7]+[.$B8]*[.Q8]+[.$B9]*[.Q9]+[.$B10]*[.Q10]+[.$B11]*[.Q11]+[.$B12]*[.Q12]+[.$B13]*[.Q13]+[.$B14]*[.Q14]+[.$B15]*[.Q15]+[.$B16]*[.Q16]+[.$B17]*[.Q17]+[.$B18]*[.Q18]+[.$B19]*[.Q19]+[.$B20]*[.Q20]+[.$B21]*[.Q21]+[.$B22]*[.Q22]+[.$B23]*[.Q23]+[.$B24]*[.Q24]+[.$B25]*[.Q25]+[.$B26]*[.Q26]" office:value-type="float" office:value="4" calcext:value-type="float">
            <text:p>4</text:p>
          </table:table-cell>
          <table:table-cell table:style-name="ce107" table:formula="of:=[.$B7]*[.R7]+[.$B8]*[.R8]+[.$B9]*[.R9]+[.$B10]*[.R10]+[.$B11]*[.R11]+[.$B12]*[.R12]+[.$B13]*[.R13]+[.$B14]*[.R14]+[.$B15]*[.R15]+[.$B16]*[.R16]+[.$B17]*[.R17]+[.$B18]*[.R18]+[.$B19]*[.R19]+[.$B20]*[.R20]+[.$B21]*[.R21]+[.$B22]*[.R22]+[.$B23]*[.R23]+[.$B24]*[.R24]+[.$B25]*[.R25]+[.$B26]*[.R26]" office:value-type="float" office:value="6" calcext:value-type="float">
            <text:p>6</text:p>
          </table:table-cell>
          <table:table-cell table:style-name="ce107" table:formula="of:=[.$B7]*[.S7]+[.$B8]*[.S8]+[.$B9]*[.S9]+[.$B10]*[.S10]+[.$B11]*[.S11]+[.$B12]*[.S12]+[.$B13]*[.S13]+[.$B14]*[.S14]+[.$B15]*[.S15]+[.$B16]*[.S16]+[.$B17]*[.S17]+[.$B18]*[.S18]+[.$B19]*[.S19]+[.$B20]*[.S20]+[.$B21]*[.S21]+[.$B22]*[.S22]+[.$B23]*[.S23]+[.$B24]*[.S24]+[.$B25]*[.S25]+[.$B26]*[.S26]" office:value-type="float" office:value="6" calcext:value-type="float">
            <text:p>6</text:p>
          </table:table-cell>
          <table:table-cell table:style-name="ce107" table:formula="of:=[.$B7]*[.T7]+[.$B8]*[.T8]+[.$B9]*[.T9]+[.$B10]*[.T10]+[.$B11]*[.T11]+[.$B12]*[.T12]+[.$B13]*[.T13]+[.$B14]*[.T14]+[.$B15]*[.T15]+[.$B16]*[.T16]+[.$B17]*[.T17]+[.$B18]*[.T18]+[.$B19]*[.T19]+[.$B20]*[.T20]+[.$B21]*[.T21]+[.$B22]*[.T22]+[.$B23]*[.T23]+[.$B24]*[.T24]+[.$B25]*[.T25]+[.$B26]*[.T26]" office:value-type="float" office:value="28" calcext:value-type="float">
            <text:p>28</text:p>
          </table:table-cell>
          <table:table-cell table:style-name="ce107" table:formula="of:=[.$B7]*[.U7]+[.$B8]*[.U8]+[.$B9]*[.U9]+[.$B10]*[.U10]+[.$B11]*[.U11]+[.$B12]*[.U12]+[.$B13]*[.U13]+[.$B14]*[.U14]+[.$B15]*[.U15]+[.$B16]*[.U16]+[.$B17]*[.U17]+[.$B18]*[.U18]+[.$B19]*[.U19]+[.$B20]*[.U20]+[.$B21]*[.U21]+[.$B22]*[.U22]+[.$B23]*[.U23]+[.$B24]*[.U24]+[.$B25]*[.U25]+[.$B26]*[.U26]" office:value-type="float" office:value="2" calcext:value-type="float">
            <text:p>2</text:p>
          </table:table-cell>
          <table:table-cell table:style-name="ce107" table:formula="of:=[.$B7]*[.V7]+[.$B8]*[.V8]+[.$B9]*[.V9]+[.$B10]*[.V10]+[.$B11]*[.V11]+[.$B12]*[.V12]+[.$B13]*[.V13]+[.$B14]*[.V14]+[.$B15]*[.V15]+[.$B16]*[.V16]+[.$B17]*[.V17]+[.$B18]*[.V18]+[.$B19]*[.V19]+[.$B20]*[.V20]+[.$B21]*[.V21]+[.$B22]*[.V22]+[.$B23]*[.V23]+[.$B24]*[.V24]+[.$B25]*[.V25]+[.$B26]*[.V26]" office:value-type="float" office:value="31" calcext:value-type="float">
            <text:p>31</text:p>
          </table:table-cell>
          <table:table-cell table:style-name="ce107" table:formula="of:=[.$B7]*[.W7]+[.$B8]*[.W8]+[.$B9]*[.W9]+[.$B10]*[.W10]+[.$B11]*[.W11]+[.$B12]*[.W12]+[.$B13]*[.W13]+[.$B14]*[.W14]+[.$B15]*[.W15]+[.$B16]*[.W16]+[.$B17]*[.W17]+[.$B18]*[.W18]+[.$B19]*[.W19]+[.$B20]*[.W20]+[.$B21]*[.W21]+[.$B22]*[.W22]+[.$B23]*[.W23]+[.$B24]*[.W24]+[.$B25]*[.W25]+[.$B26]*[.W26]" office:value-type="float" office:value="6" calcext:value-type="float">
            <text:p>6</text:p>
          </table:table-cell>
          <table:table-cell table:style-name="ce107" table:formula="of:=[.$B7]*[.X7]+[.$B8]*[.X8]+[.$B9]*[.X9]+[.$B10]*[.X10]+[.$B11]*[.X11]+[.$B12]*[.X12]+[.$B13]*[.X13]+[.$B14]*[.X14]+[.$B15]*[.X15]+[.$B16]*[.X16]+[.$B17]*[.X17]+[.$B18]*[.X18]+[.$B19]*[.X19]+[.$B20]*[.X20]+[.$B21]*[.X21]+[.$B22]*[.X22]+[.$B23]*[.X23]+[.$B24]*[.X24]+[.$B25]*[.X25]+[.$B26]*[.X26]" office:value-type="float" office:value="36" calcext:value-type="float">
            <text:p>36</text:p>
          </table:table-cell>
          <table:table-cell table:style-name="ce107" table:formula="of:=[.$B7]*[.Y7]+[.$B8]*[.Y8]+[.$B9]*[.Y9]+[.$B10]*[.Y10]+[.$B11]*[.Y11]+[.$B12]*[.Y12]+[.$B13]*[.Y13]+[.$B14]*[.Y14]+[.$B15]*[.Y15]+[.$B16]*[.Y16]+[.$B17]*[.Y17]+[.$B18]*[.Y18]+[.$B19]*[.Y19]+[.$B20]*[.Y20]+[.$B21]*[.Y21]+[.$B22]*[.Y22]+[.$B23]*[.Y23]+[.$B24]*[.Y24]+[.$B25]*[.Y25]+[.$B26]*[.Y26]" office:value-type="float" office:value="6" calcext:value-type="float">
            <text:p>6</text:p>
          </table:table-cell>
          <table:table-cell table:style-name="ce107" table:formula="of:=[.$B7]*[.Z7]+[.$B8]*[.Z8]+[.$B9]*[.Z9]+[.$B10]*[.Z10]+[.$B11]*[.Z11]+[.$B12]*[.Z12]+[.$B13]*[.Z13]+[.$B14]*[.Z14]+[.$B15]*[.Z15]+[.$B16]*[.Z16]+[.$B17]*[.Z17]+[.$B18]*[.Z18]+[.$B19]*[.Z19]+[.$B20]*[.Z20]+[.$B21]*[.Z21]+[.$B22]*[.Z22]+[.$B23]*[.Z23]+[.$B24]*[.Z24]+[.$B25]*[.Z25]+[.$B26]*[.Z26]" office:value-type="float" office:value="4" calcext:value-type="float">
            <text:p>4</text:p>
          </table:table-cell>
          <table:table-cell table:style-name="ce107" table:formula="of:=[.$B7]*[.AA7]+[.$B8]*[.AA8]+[.$B9]*[.AA9]+[.$B10]*[.AA10]+[.$B11]*[.AA11]+[.$B12]*[.AA12]+[.$B13]*[.AA13]+[.$B14]*[.AA14]+[.$B15]*[.AA15]+[.$B16]*[.AA16]+[.$B17]*[.AA17]+[.$B18]*[.AA18]+[.$B19]*[.AA19]+[.$B20]*[.AA20]+[.$B21]*[.AA21]+[.$B22]*[.AA22]+[.$B23]*[.AA23]+[.$B24]*[.AA24]+[.$B25]*[.AA25]+[.$B26]*[.AA26]" office:value-type="float" office:value="25" calcext:value-type="float">
            <text:p>25</text:p>
          </table:table-cell>
          <table:table-cell table:style-name="ce107" table:formula="of:=[.$B7]*[.AB7]+[.$B8]*[.AB8]+[.$B9]*[.AB9]+[.$B10]*[.AB10]+[.$B11]*[.AB11]+[.$B12]*[.AB12]+[.$B13]*[.AB13]+[.$B14]*[.AB14]+[.$B15]*[.AB15]+[.$B16]*[.AB16]+[.$B17]*[.AB17]+[.$B18]*[.AB18]+[.$B19]*[.AB19]+[.$B20]*[.AB20]+[.$B21]*[.AB21]+[.$B22]*[.AB22]+[.$B23]*[.AB23]+[.$B24]*[.AB24]+[.$B25]*[.AB25]+[.$B26]*[.AB26]" office:value-type="float" office:value="88" calcext:value-type="float">
            <text:p>88</text:p>
          </table:table-cell>
          <table:table-cell table:style-name="ce107" table:formula="of:=[.$B7]*[.AC7]+[.$B8]*[.AC8]+[.$B9]*[.AC9]+[.$B10]*[.AC10]+[.$B11]*[.AC11]+[.$B12]*[.AC12]+[.$B13]*[.AC13]+[.$B14]*[.AC14]+[.$B15]*[.AC15]+[.$B16]*[.AC16]+[.$B17]*[.AC17]+[.$B18]*[.AC18]+[.$B19]*[.AC19]+[.$B20]*[.AC20]+[.$B21]*[.AC21]+[.$B22]*[.AC22]+[.$B23]*[.AC23]+[.$B24]*[.AC24]+[.$B25]*[.AC25]+[.$B26]*[.AC26]" office:value-type="float" office:value="6" calcext:value-type="float">
            <text:p>6</text:p>
          </table:table-cell>
          <table:table-cell table:style-name="ce107" table:formula="of:=[.$B7]*[.AD7]+[.$B8]*[.AD8]+[.$B9]*[.AD9]+[.$B10]*[.AD10]+[.$B11]*[.AD11]+[.$B12]*[.AD12]+[.$B13]*[.AD13]+[.$B14]*[.AD14]+[.$B15]*[.AD15]+[.$B16]*[.AD16]+[.$B17]*[.AD17]+[.$B18]*[.AD18]+[.$B19]*[.AD19]+[.$B20]*[.AD20]+[.$B21]*[.AD21]+[.$B22]*[.AD22]+[.$B23]*[.AD23]+[.$B24]*[.AD24]+[.$B25]*[.AD25]+[.$B26]*[.AD26]" office:value-type="float" office:value="4" calcext:value-type="float">
            <text:p>4</text:p>
          </table:table-cell>
          <table:table-cell table:style-name="ce107" table:formula="of:=[.$B7]*[.AE7]+[.$B8]*[.AE8]+[.$B9]*[.AE9]+[.$B10]*[.AE10]+[.$B11]*[.AE11]+[.$B12]*[.AE12]+[.$B13]*[.AE13]+[.$B14]*[.AE14]+[.$B15]*[.AE15]+[.$B16]*[.AE16]+[.$B17]*[.AE17]+[.$B18]*[.AE18]+[.$B19]*[.AE19]+[.$B20]*[.AE20]+[.$B21]*[.AE21]+[.$B22]*[.AE22]+[.$B23]*[.AE23]+[.$B24]*[.AE24]+[.$B25]*[.AE25]+[.$B26]*[.AE26]" office:value-type="float" office:value="20" calcext:value-type="float">
            <text:p>20</text:p>
          </table:table-cell>
          <table:table-cell table:style-name="ce107" table:formula="of:=[.$B7]*[.AF7]+[.$B8]*[.AF8]+[.$B9]*[.AF9]+[.$B10]*[.AF10]+[.$B11]*[.AF11]+[.$B12]*[.AF12]+[.$B13]*[.AF13]+[.$B14]*[.AF14]+[.$B15]*[.AF15]+[.$B16]*[.AF16]+[.$B17]*[.AF17]+[.$B18]*[.AF18]+[.$B19]*[.AF19]+[.$B20]*[.AF20]+[.$B21]*[.AF21]+[.$B22]*[.AF22]+[.$B23]*[.AF23]+[.$B24]*[.AF24]+[.$B25]*[.AF25]+[.$B26]*[.AF26]" office:value-type="float" office:value="0" calcext:value-type="float">
            <text:p>0</text:p>
          </table:table-cell>
          <table:table-cell table:style-name="ce107" table:formula="of:=[.$B7]*[.AG7]+[.$B8]*[.AG8]+[.$B9]*[.AG9]+[.$B10]*[.AG10]+[.$B11]*[.AG11]+[.$B12]*[.AG12]+[.$B13]*[.AG13]+[.$B14]*[.AG14]+[.$B15]*[.AG15]+[.$B16]*[.AG16]+[.$B17]*[.AG17]+[.$B18]*[.AG18]+[.$B19]*[.AG19]+[.$B20]*[.AG20]+[.$B21]*[.AG21]+[.$B22]*[.AG22]+[.$B23]*[.AG23]+[.$B24]*[.AG24]+[.$B25]*[.AG25]+[.$B26]*[.AG26]" office:value-type="float" office:value="3" calcext:value-type="float">
            <text:p>3</text:p>
          </table:table-cell>
          <table:table-cell table:style-name="ce111"/>
          <table:table-cell table:style-name="ce112" table:number-columns-repeated="989"/>
          <table:table-cell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109"/>
          <table:table-cell table:style-name="ce108" table:formula="of:=[.D27]*[.D4]" office:value-type="currency" office:currency="USD" office:value="0.9" calcext:value-type="currency">
            <text:p>$0,90</text:p>
          </table:table-cell>
          <table:table-cell table:style-name="ce108" table:formula="of:=[.E27]*[.E4]" office:value-type="currency" office:currency="USD" office:value="0.810810810810811" calcext:value-type="currency">
            <text:p>$0,81</text:p>
          </table:table-cell>
          <table:table-cell table:style-name="ce108" table:formula="of:=[.F27]*[.F4]" office:value-type="currency" office:currency="USD" office:value="0.52972972972973" calcext:value-type="currency">
            <text:p>$0,53</text:p>
          </table:table-cell>
          <table:table-cell table:style-name="ce108" table:formula="of:=[.G27]*[.G4]" office:value-type="currency" office:currency="USD" office:value="4.5027027027027" calcext:value-type="currency">
            <text:p>$4,50</text:p>
          </table:table-cell>
          <table:table-cell table:style-name="ce108" table:formula="of:=[.H27]*[.H4]" office:value-type="currency" office:currency="USD" office:value="0.151351351351351" calcext:value-type="currency">
            <text:p>$0,15</text:p>
          </table:table-cell>
          <table:table-cell table:style-name="ce108" table:formula="of:=[.I27]*[.I4]" office:value-type="currency" office:currency="USD" office:value="4.64972972972973" calcext:value-type="currency">
            <text:p>$4,65</text:p>
          </table:table-cell>
          <table:table-cell table:style-name="ce108" table:formula="of:=[.J27]*[.J4]" office:value-type="currency" office:currency="USD" office:value="0.635675675675676" calcext:value-type="currency">
            <text:p>$0,64</text:p>
          </table:table-cell>
          <table:table-cell table:style-name="ce108" table:formula="of:=[.K27]*[.K4]" office:value-type="currency" office:currency="USD" office:value="1.23081081081081" calcext:value-type="currency">
            <text:p>$1,23</text:p>
          </table:table-cell>
          <table:table-cell table:style-name="ce108" table:formula="of:=[.L27]*[.L4]" office:value-type="currency" office:currency="USD" office:value="0.709459459459459" calcext:value-type="currency">
            <text:p>$0,71</text:p>
          </table:table-cell>
          <table:table-cell table:style-name="ce108" table:formula="of:=[.M27]*[.M4]" office:value-type="currency" office:currency="USD" office:value="0.61054054054054" calcext:value-type="currency">
            <text:p>$0,61</text:p>
          </table:table-cell>
          <table:table-cell table:style-name="ce108" table:formula="of:=[.N27]*[.N4]" office:value-type="currency" office:currency="USD" office:value="0.238918918918919" calcext:value-type="currency">
            <text:p>$0,24</text:p>
          </table:table-cell>
          <table:table-cell table:style-name="ce108" table:formula="of:=[.O27]*[.O4]" office:value-type="currency" office:currency="USD" office:value="0.0775675675675676" calcext:value-type="currency">
            <text:p>$0,08</text:p>
          </table:table-cell>
          <table:table-cell table:style-name="ce108" table:formula="of:=[.P27]*[.P4]" office:value-type="currency" office:currency="USD" office:value="0.0689189189189189" calcext:value-type="currency">
            <text:p>$0,07</text:p>
          </table:table-cell>
          <table:table-cell table:style-name="ce108" table:formula="of:=[.Q27]*[.Q4]" office:value-type="currency" office:currency="USD" office:value="0.221621621621622" calcext:value-type="currency">
            <text:p>$0,22</text:p>
          </table:table-cell>
          <table:table-cell table:style-name="ce108" table:formula="of:=[.R27]*[.R4]" office:value-type="currency" office:currency="USD" office:value="0.754864864864865" calcext:value-type="currency">
            <text:p>$0,75</text:p>
          </table:table-cell>
          <table:table-cell table:style-name="ce108" table:formula="of:=[.S27]*[.S4]" office:value-type="currency" office:currency="USD" office:value="1.48135135135135" calcext:value-type="currency">
            <text:p>$1,48</text:p>
          </table:table-cell>
          <table:table-cell table:style-name="ce108" table:formula="of:=[.T27]*[.T4]" office:value-type="currency" office:currency="USD" office:value="1.88054054054054" calcext:value-type="currency">
            <text:p>$1,88</text:p>
          </table:table-cell>
          <table:table-cell table:style-name="ce108" table:formula="of:=[.U27]*[.U4]" office:value-type="currency" office:currency="USD" office:value="0.273513513513513" calcext:value-type="currency">
            <text:p>$0,27</text:p>
          </table:table-cell>
          <table:table-cell table:style-name="ce108" table:formula="of:=[.V27]*[.V4]" office:value-type="currency" office:currency="USD" office:value="1.34891891891892" calcext:value-type="currency">
            <text:p>$1,35</text:p>
          </table:table-cell>
          <table:table-cell table:style-name="ce108" table:formula="of:=[.W27]*[.W4]" office:value-type="currency" office:currency="USD" office:value="0.644594594594595" calcext:value-type="currency">
            <text:p>$0,64</text:p>
          </table:table-cell>
          <table:table-cell table:style-name="ce108" table:formula="of:=[.X27]*[.X4]" office:value-type="currency" office:currency="USD" office:value="1.22594594594595" calcext:value-type="currency">
            <text:p>$1,23</text:p>
          </table:table-cell>
          <table:table-cell table:style-name="ce108" table:formula="of:=[.Y27]*[.Y4]" office:value-type="currency" office:currency="USD" office:value="0.196216216216216" calcext:value-type="currency">
            <text:p>$0,20</text:p>
          </table:table-cell>
          <table:table-cell table:style-name="ce108" table:formula="of:=[.Z27]*[.Z4]" office:value-type="currency" office:currency="USD" office:value="0.164864864864865" calcext:value-type="currency">
            <text:p>$0,16</text:p>
          </table:table-cell>
          <table:table-cell table:style-name="ce108" table:formula="of:=[.AA27]*[.AA4]" office:value-type="currency" office:currency="USD" office:value="2.1475" calcext:value-type="currency">
            <text:p>$2,15</text:p>
          </table:table-cell>
          <table:table-cell table:style-name="ce108" table:formula="of:=[.AB27]*[.AB4]" office:value-type="currency" office:currency="USD" office:value="7.5592" calcext:value-type="currency">
            <text:p>$7,56</text:p>
          </table:table-cell>
          <table:table-cell table:style-name="ce108" table:formula="of:=[.AC27]*[.AC4]" office:value-type="currency" office:currency="USD" office:value="0.2658" calcext:value-type="currency">
            <text:p>$0,27</text:p>
          </table:table-cell>
          <table:table-cell table:style-name="ce108" table:formula="of:=[.AD27]*[.AD4]" office:value-type="currency" office:currency="USD" office:value="0.94054054054054" calcext:value-type="currency">
            <text:p>$0,94</text:p>
          </table:table-cell>
          <table:table-cell table:style-name="ce108" table:formula="of:=[.AE27]*[.AE4]" office:value-type="currency" office:currency="USD" office:value="0.162162162162162" calcext:value-type="currency">
            <text:p>$0,16</text:p>
          </table:table-cell>
          <table:table-cell table:style-name="ce108" table:formula="of:=[.AF27]*[.AF4]" office:value-type="currency" office:currency="USD" office:value="0" calcext:value-type="currency">
            <text:p>$0,00</text:p>
          </table:table-cell>
          <table:table-cell table:style-name="ce108" table:formula="of:=[.AG27]*[.AG4]" office:value-type="currency" office:currency="USD" office:value="1.1622972972973" calcext:value-type="currency">
            <text:p>$1,16</text:p>
          </table:table-cell>
          <table:table-cell table:style-name="ce111"/>
          <table:table-cell table:style-name="ce112" table:number-columns-repeated="989"/>
          <table:table-cell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10"/>
          <table:covered-table-cell table:style-name="ce114"/>
          <table:table-cell table:style-name="ce119" table:formula="of:=SUM([.D28:.AG28])" office:value-type="currency" office:currency="USD" office:value="35.5461486486486" calcext:value-type="currency" table:number-columns-spanned="30" table:number-rows-spanned="1">
            <text:p>$35,55</text:p>
          </table:table-cell>
          <table:covered-table-cell table:number-columns-repeated="29" table:style-name="ce120"/>
          <table:table-cell table:style-name="ce104"/>
          <table:table-cell table:number-columns-repeated="990"/>
        </table:table-row>
        <table:table-row table:style-name="ro6">
          <table:table-cell table:style-name="ce104"/>
          <table:table-cell table:style-name="ce111"/>
          <table:table-cell table:style-name="ce104" table:number-columns-repeated="32"/>
          <table:table-cell table:number-columns-repeated="990"/>
        </table:table-row>
        <table:table-row table:style-name="ro6"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/></text:p>
          </table:table-cell>
          <table:table-cell table:style-name="ce104" table:number-columns-repeated="29"/>
          <table:table-cell table:number-columns-repeated="990"/>
        </table:table-row>
        <table:table-row table:style-name="ro6" table:number-rows-repeated="6">
          <table:table-cell table:style-name="ce104"/>
          <table:table-cell table:style-name="ce111"/>
          <table:table-cell table:style-name="ce104" table:number-columns-repeated="32"/>
          <table:table-cell table:number-columns-repeated="990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28" table:default-cell-style-name="ce105"/>
        <table:table-column table:style-name="co29" table:default-cell-style-name="ce105"/>
        <table:table-column table:style-name="co30" table:default-cell-style-name="ce105"/>
        <table:table-column table:style-name="co2" table:number-columns-repeated="1021" table:default-cell-style-name="ce105"/>
        <table:table-row table:style-name="ro6">
          <table:table-cell table:style-name="ce128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29"/>
          <table:table-cell table:number-columns-repeated="1021"/>
        </table:table-row>
        <table:table-row table:style-name="ro6">
          <table:table-cell table:style-name="ce129" office:value-type="string" calcext:value-type="string">
            <text:p>Название</text:p>
          </table:table-cell>
          <table:table-cell table:style-name="ce129" office:value-type="string" calcext:value-type="string">
            <text:p>Размер по Х</text:p>
          </table:table-cell>
          <table:table-cell table:style-name="ce129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DC 220х220 (MK3)</text:p>
          </table:table-cell>
          <table:table-cell table:number-columns-repeated="2" table:style-name="ce120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DC 314х214 (MK2B)</text:p>
          </table:table-cell>
          <table:table-cell table:style-name="ce120" office:value-type="float" office:value="314" calcext:value-type="float">
            <text:p>314</text:p>
          </table:table-cell>
          <table:table-cell table:style-name="ce120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300x200</text:p>
          </table:table-cell>
          <table:table-cell table:style-name="ce120" office:value-type="float" office:value="300" calcext:value-type="float">
            <text:p>300</text:p>
          </table:table-cell>
          <table:table-cell table:style-name="ce120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300x300</text:p>
          </table:table-cell>
          <table:table-cell table:number-columns-repeated="2" table:style-name="ce12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х250 </text:p>
          </table:table-cell>
          <table:table-cell table:style-name="ce120" office:value-type="float" office:value="400" calcext:value-type="float">
            <text:p>400</text:p>
          </table:table-cell>
          <table:table-cell table:style-name="ce120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x300</text:p>
          </table:table-cell>
          <table:table-cell table:style-name="ce120" office:value-type="float" office:value="400" calcext:value-type="float">
            <text:p>400</text:p>
          </table:table-cell>
          <table:table-cell table:style-name="ce12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x400</text:p>
          </table:table-cell>
          <table:table-cell table:number-columns-repeated="2" table:style-name="ce120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50x450</text:p>
          </table:table-cell>
          <table:table-cell table:number-columns-repeated="2" table:style-name="ce120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510x510</text:p>
          </table:table-cell>
          <table:table-cell table:number-columns-repeated="2" table:style-name="ce120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азвание</text:p>
          </table:table-cell>
          <table:table-cell table:style-name="ce131" office:value-type="string" calcext:value-type="string">
            <text:p>Количество</text:p>
          </table:table-cell>
          <table:table-cell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Одиночный экструдер</text:p>
          </table:table-cell>
          <table:table-cell table:style-name="ce120" office:value-type="float" office:value="1" calcext:value-type="float">
            <text:p>1</text:p>
          </table:table-cell>
          <table:table-cell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IDEX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BMG + e3d v6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BMG + e3d volcano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LCD12864 (не реализовано)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Rumba32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Fysetc spider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BTT Octopus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Zero W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3B+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4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Orange Pi Lite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Openbuilds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MGN9 (не реализовано)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Да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2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35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6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10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От платы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Понижающий преобразователь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</text:p>
          </table:table-cell>
          <table:table-cell table:style-name="ce120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2" table:number-columns-repeated="1020" table:default-cell-style-name="ce105"/>
        <table:table-row table:style-name="ro18">
          <table:table-cell table:style-name="ce1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32"/>
          <table:table-cell table:number-columns-repeated="1020"/>
        </table:table-row>
        <table:table-row table:style-name="ro13">
          <table:table-cell table:style-name="ce132" office:value-type="string" calcext:value-type="string">
            <text:p>Потребитель</text:p>
          </table:table-cell>
          <table:table-cell table:style-name="ce132" office:value-type="string" calcext:value-type="string">
            <text:p>Потребляемая мощность единицы [Вт]</text:p>
          </table:table-cell>
          <table:table-cell table:style-name="ce132" office:value-type="string" calcext:value-type="string">
            <text:p>Количество</text:p>
          </table:table-cell>
          <table:table-cell table:style-name="ce1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Нагреватель хотэнда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экструдера</text:p>
          </table:table-cell>
          <table:table-cell table:style-name="ce133" table:formula="of:=24*1/4" office:value-type="float" office:value="6" calcext:value-type="float">
            <text:p>6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оси X или Y</text:p>
          </table:table-cell>
          <table:table-cell table:style-name="ce133" table:formula="of:=24*2/4" office:value-type="float" office:value="12" calcext:value-type="float">
            <text:p>12</text:p>
          </table:table-cell>
          <table:table-cell table:style-name="ce133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133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оси Z</text:p>
          </table:table-cell>
          <table:table-cell table:style-name="ce133" table:formula="of:=24*1.8/4" office:value-type="float" office:value="10.8" calcext:value-type="float">
            <text:p>10,8</text:p>
          </table:table-cell>
          <table:table-cell table:style-name="ce133" table:formula="of:=[.B21]" office:value-type="float" office:value="2" calcext:value-type="float">
            <text:p>2</text:p>
          </table:table-cell>
          <table:table-cell table:style-name="ce133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Стол</text:p>
          </table:table-cell>
          <table:table-cell table:style-name="ce133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34" office:value-type="string" calcext:value-type="string">
            <text:p>Питание управляющей платы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133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платы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 table:style-name="ce133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хотэнда</text:p>
          </table:table-cell>
          <table:table-cell table:style-name="ce133" office:value-type="float" office:value="1.5" calcext:value-type="float">
            <text:p>1,5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модели</text:p>
          </table:table-cell>
          <table:table-cell table:style-name="ce133" office:value-type="float" office:value="2.4" calcext:value-type="float">
            <text:p>2,4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Подсветка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IF([$Настройки.B10]=[$БД.A43];1;0)*[$'Покупные изделия'.D78]" office:value-type="float" office:value="0.4" calcext:value-type="float">
            <text:p>0,4</text:p>
          </table:table-cell>
          <table:table-cell table:style-name="ce133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135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133"/>
          <table:table-cell table:style-name="ce133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2" table:number-rows-spanned="1">
            <text:p>Параметры принтера</text:p>
          </table:table-cell>
          <table:covered-table-cell table:style-name="ce136"/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28" office:value-type="string" calcext:value-type="string">
            <text:p>Параметр</text:p>
          </table:table-cell>
          <table:table-cell table:style-name="ce138" office:value-type="string" calcext:value-type="string">
            <text:p>Значение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области печати X</text:p>
          </table:table-cell>
          <table:table-cell table:style-name="ce136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области печати Y</text:p>
          </table:table-cell>
          <table:table-cell table:style-name="ce136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стола Y</text:p>
          </table:table-cell>
          <table:table-cell table:style-name="ce136" table:formula="of:=[.B18]+50" office:value-type="float" office:value="300" calcext:value-type="float">
            <text:p>30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Количество экструдеров</text:p>
          </table:table-cell>
          <table:table-cell table:style-name="ce136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20" office:value-type="string" calcext:value-type="string">
            <text:p>Количество стоек Z</text:p>
          </table:table-cell>
          <table:table-cell table:style-name="ce120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2" table:number-rows-spanned="1">
            <text:p>Расчёт размера рамы</text:p>
          </table:table-cell>
          <table:covered-table-cell table:style-name="ce120"/>
          <table:table-cell table:number-columns-repeated="1022"/>
        </table:table-row>
        <table:table-row table:style-name="ro6">
          <table:table-cell table:style-name="ce128" office:value-type="string" calcext:value-type="string">
            <text:p>Параметр</text:p>
          </table:table-cell>
          <table:table-cell table:style-name="ce138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балки оси X</text:p>
          </table:table-cell>
          <table:table-cell table:style-name="ce133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поперечной балки оси Z</text:p>
          </table:table-cell>
          <table:table-cell table:style-name="ce133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плеч оси Z</text:p>
          </table:table-cell>
          <table:table-cell table:style-name="ce133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Габарит рамы по оси X</text:p>
          </table:table-cell>
          <table:table-cell table:style-name="ce133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Габарит рамы по оси Y</text:p>
          </table:table-cell>
          <table:table-cell table:style-name="ce133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137" office:value-type="string" calcext:value-type="string">
            <text:p>Габарит основной части рамы по оси Z</text:p>
          </table:table-cell>
          <table:table-cell table:style-name="ce133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137" office:value-type="string" calcext:value-type="string">
            <text:p>Удлинение угловых стоек для образования ножек</text:p>
          </table:table-cell>
          <table:table-cell table:style-name="ce133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1" svg:font-family="Roboto"/>
    <style:font-face style:name="F" svg:font-family="" style:font-family-generic="roman"/>
    <style:font-face style:name="Amiri" svg:font-family="Amiri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22T01:31:21.361000000</dc:date>
    <meta:editing-duration>P6DT13H42M55S</meta:editing-duration>
    <meta:editing-cycles>269</meta:editing-cycles>
    <meta:generator>LibreOffice/7.1.4.2$Windows_X86_64 LibreOffice_project/a529a4fab45b75fefc5b6226684193eb000654f6</meta:generator>
    <meta:document-statistic meta:table-count="8" meta:cell-count="1213" meta:object-count="0"/>
  </office:meta>
</office:document-meta>
</file>